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erif CJK KR1" fo:font-style="normal" officeooo:rsid="00615aed" officeooo:paragraph-rsid="00615aed" style:font-name-asian="Noto Serif CJK KR1" style:font-style-asian="normal" style:font-name-complex="Noto Serif CJK KR1" style:font-style-complex="normal"/>
    </style:style>
    <style:style style:name="P2" style:family="paragraph" style:parent-style-name="Standard">
      <style:text-properties style:font-name="Noto Serif CJK KR1" fo:font-style="normal" officeooo:rsid="00615aed" officeooo:paragraph-rsid="00d641ea" style:font-name-asian="Noto Serif CJK KR1" style:font-style-asian="normal" style:font-name-complex="Noto Serif CJK KR1" style:font-style-complex="normal"/>
    </style:style>
    <style:style style:name="P3" style:family="paragraph" style:parent-style-name="Standard">
      <style:text-properties style:font-name="Noto Serif CJK KR1" fo:font-style="normal" officeooo:rsid="00615aed" officeooo:paragraph-rsid="00e131f4" style:font-name-asian="Noto Serif CJK KR1" style:font-style-asian="normal" style:font-name-complex="Noto Serif CJK KR1" style:font-style-complex="normal"/>
    </style:style>
    <style:style style:name="P4" style:family="paragraph" style:parent-style-name="Standard">
      <style:text-properties style:font-name="Noto Serif CJK KR1" fo:font-style="normal" officeooo:rsid="00615aed" officeooo:paragraph-rsid="00e328e0" style:font-name-asian="Noto Serif CJK KR1" style:font-style-asian="normal" style:font-name-complex="Noto Serif CJK KR1" style:font-style-complex="normal"/>
    </style:style>
    <style:style style:name="P5" style:family="paragraph" style:parent-style-name="Standard">
      <style:text-properties style:font-name="Noto Serif CJK KR1" fo:font-style="normal" officeooo:rsid="0063090c" officeooo:paragraph-rsid="0063090c" style:font-name-asian="Noto Serif CJK KR1" style:font-style-asian="normal" style:font-name-complex="Noto Serif CJK KR1" style:font-style-complex="normal"/>
    </style:style>
    <style:style style:name="P6" style:family="paragraph" style:parent-style-name="Standard">
      <style:text-properties style:font-name="Noto Serif CJK KR1" fo:font-style="normal" officeooo:rsid="0063090c" officeooo:paragraph-rsid="00bd7407" style:font-name-asian="Noto Serif CJK KR1" style:font-style-asian="normal" style:font-name-complex="Noto Serif CJK KR1" style:font-style-complex="normal"/>
    </style:style>
    <style:style style:name="P7" style:family="paragraph" style:parent-style-name="Standard">
      <style:text-properties style:font-name="Noto Serif CJK KR1" fo:font-style="normal" officeooo:rsid="0063090c" officeooo:paragraph-rsid="00c2d756" style:font-name-asian="Noto Serif CJK KR1" style:font-style-asian="normal" style:font-name-complex="Noto Serif CJK KR1" style:font-style-complex="normal"/>
    </style:style>
    <style:style style:name="P8" style:family="paragraph" style:parent-style-name="Standard">
      <style:text-properties style:font-name="Noto Serif CJK KR1" fo:font-style="normal" officeooo:rsid="0068754c" officeooo:paragraph-rsid="0068754c" style:font-name-asian="Noto Serif CJK KR1" style:font-style-asian="normal" style:font-name-complex="Noto Serif CJK KR1" style:font-style-complex="normal"/>
    </style:style>
    <style:style style:name="P9" style:family="paragraph" style:parent-style-name="Standard">
      <style:text-properties style:font-name="Noto Serif CJK KR1" fo:font-style="normal" officeooo:rsid="0068754c" officeooo:paragraph-rsid="00c9e504" style:font-name-asian="Noto Serif CJK KR1" style:font-style-asian="normal" style:font-name-complex="Noto Serif CJK KR1" style:font-style-complex="normal"/>
    </style:style>
    <style:style style:name="P10" style:family="paragraph" style:parent-style-name="Standard">
      <style:text-properties style:font-name="Noto Serif CJK KR1" fo:font-style="normal" officeooo:rsid="0068754c" officeooo:paragraph-rsid="00cb915b" style:font-name-asian="Noto Serif CJK KR1" style:font-style-asian="normal" style:font-name-complex="Noto Serif CJK KR1" style:font-style-complex="normal"/>
    </style:style>
    <style:style style:name="P11" style:family="paragraph" style:parent-style-name="Standard">
      <style:text-properties style:font-name="Noto Serif CJK KR1" fo:font-style="normal" officeooo:rsid="0069c9ef" officeooo:paragraph-rsid="0069c9ef" style:font-name-asian="Noto Serif CJK KR1" style:font-style-asian="normal" style:font-name-complex="Noto Serif CJK KR1" style:font-style-complex="normal"/>
    </style:style>
    <style:style style:name="P12" style:family="paragraph" style:parent-style-name="Standard">
      <style:text-properties style:font-name="Noto Serif CJK KR1" fo:font-style="normal" officeooo:rsid="0069c9ef" officeooo:paragraph-rsid="00cc49fa" style:font-name-asian="Noto Serif CJK KR1" style:font-style-asian="normal" style:font-name-complex="Noto Serif CJK KR1" style:font-style-complex="normal"/>
    </style:style>
    <style:style style:name="P13" style:family="paragraph" style:parent-style-name="Standard">
      <style:text-properties style:font-name="Noto Serif CJK KR1" fo:font-style="normal" officeooo:rsid="0069c9ef" officeooo:paragraph-rsid="00ce702d" style:font-name-asian="Noto Serif CJK KR1" style:font-style-asian="normal" style:font-name-complex="Noto Serif CJK KR1" style:font-style-complex="normal"/>
    </style:style>
    <style:style style:name="P14" style:family="paragraph" style:parent-style-name="Standard">
      <style:text-properties style:font-name="Noto Serif CJK KR1" fo:font-style="normal" officeooo:rsid="00716b43" officeooo:paragraph-rsid="00716b43" style:font-name-asian="Noto Serif CJK KR1" style:font-style-asian="normal" style:font-name-complex="Noto Serif CJK KR1" style:font-style-complex="normal"/>
    </style:style>
    <style:style style:name="P15" style:family="paragraph" style:parent-style-name="Standard">
      <style:text-properties style:font-name="Noto Serif CJK KR1" fo:font-style="normal" officeooo:rsid="00716b43" officeooo:paragraph-rsid="00d432b9" style:font-name-asian="Noto Serif CJK KR1" style:font-style-asian="normal" style:font-name-complex="Noto Serif CJK KR1" style:font-style-complex="normal"/>
    </style:style>
    <style:style style:name="P16" style:family="paragraph" style:parent-style-name="Standard">
      <style:text-properties style:font-name="Noto Serif CJK KR1" fo:font-style="normal" officeooo:rsid="0075433e" officeooo:paragraph-rsid="0075433e" style:font-name-asian="Noto Serif CJK KR1" style:font-style-asian="normal" style:font-name-complex="Noto Serif CJK KR1" style:font-style-complex="normal"/>
    </style:style>
    <style:style style:name="P17" style:family="paragraph" style:parent-style-name="Standard">
      <style:text-properties style:font-name="Noto Serif CJK KR1" fo:font-style="normal" officeooo:rsid="0075433e" officeooo:paragraph-rsid="00d641ea" style:font-name-asian="Noto Serif CJK KR1" style:font-style-asian="normal" style:font-name-complex="Noto Serif CJK KR1" style:font-style-complex="normal"/>
    </style:style>
    <style:style style:name="P18" style:family="paragraph" style:parent-style-name="Standard">
      <style:text-properties style:font-name="Noto Serif CJK KR1" fo:font-style="normal" officeooo:rsid="00789d6d" officeooo:paragraph-rsid="00789d6d" style:font-name-asian="Noto Serif CJK KR1" style:font-style-asian="normal" style:font-name-complex="Noto Serif CJK KR1" style:font-style-complex="normal"/>
    </style:style>
    <style:style style:name="P19" style:family="paragraph" style:parent-style-name="Standard">
      <style:text-properties style:font-name="Noto Serif CJK KR1" fo:font-style="normal" officeooo:rsid="00789d6d" officeooo:paragraph-rsid="00d6c3c0" style:font-name-asian="Noto Serif CJK KR1" style:font-style-asian="normal" style:font-name-complex="Noto Serif CJK KR1" style:font-style-complex="normal"/>
    </style:style>
    <style:style style:name="P20" style:family="paragraph" style:parent-style-name="Standard">
      <style:text-properties style:font-name="Noto Serif CJK KR1" fo:font-style="normal" officeooo:rsid="00789d6d" officeooo:paragraph-rsid="00d74dd0" style:font-name-asian="Noto Serif CJK KR1" style:font-style-asian="normal" style:font-name-complex="Noto Serif CJK KR1" style:font-style-complex="normal"/>
    </style:style>
    <style:style style:name="P21" style:family="paragraph" style:parent-style-name="Standard">
      <style:text-properties style:font-name="Noto Serif CJK KR1" fo:font-style="normal" officeooo:rsid="00789d6d" officeooo:paragraph-rsid="00d88660" style:font-name-asian="Noto Serif CJK KR1" style:font-style-asian="normal" style:font-name-complex="Noto Serif CJK KR1" style:font-style-complex="normal"/>
    </style:style>
    <style:style style:name="P22" style:family="paragraph" style:parent-style-name="Standard">
      <style:text-properties style:font-name="Noto Serif CJK KR1" fo:font-style="normal" officeooo:rsid="007b74f7" officeooo:paragraph-rsid="007b74f7" style:font-name-asian="Noto Serif CJK KR1" style:font-style-asian="normal" style:font-name-complex="Noto Serif CJK KR1" style:font-style-complex="normal"/>
    </style:style>
    <style:style style:name="P23" style:family="paragraph" style:parent-style-name="Standard">
      <style:text-properties style:font-name="Noto Serif CJK KR1" fo:font-style="normal" officeooo:rsid="007b74f7" officeooo:paragraph-rsid="00da5029" style:font-name-asian="Noto Serif CJK KR1" style:font-style-asian="normal" style:font-name-complex="Noto Serif CJK KR1" style:font-style-complex="normal"/>
    </style:style>
    <style:style style:name="P24" style:family="paragraph" style:parent-style-name="Standard">
      <style:text-properties style:font-name="Noto Serif CJK KR1" fo:font-style="normal" officeooo:rsid="00811fc7" officeooo:paragraph-rsid="00811fc7" style:font-name-asian="Noto Serif CJK KR1" style:font-style-asian="normal" style:font-name-complex="Noto Serif CJK KR1" style:font-style-complex="normal"/>
    </style:style>
    <style:style style:name="P25" style:family="paragraph" style:parent-style-name="Standard">
      <style:text-properties style:font-name="Noto Serif CJK KR1" fo:font-style="normal" officeooo:rsid="0087e284" officeooo:paragraph-rsid="0087e284" style:font-name-asian="Noto Serif CJK KR1" style:font-style-asian="normal" style:font-name-complex="Noto Serif CJK KR1" style:font-style-complex="normal"/>
    </style:style>
    <style:style style:name="P26" style:family="paragraph" style:parent-style-name="Standard">
      <style:text-properties style:font-name="Noto Serif CJK KR1" fo:font-style="normal" officeooo:rsid="0087e284" officeooo:paragraph-rsid="0082a760" style:font-name-asian="Noto Serif CJK KR1" style:font-style-asian="normal" style:font-name-complex="Noto Serif CJK KR1" style:font-style-complex="normal"/>
    </style:style>
    <style:style style:name="P27" style:family="paragraph" style:parent-style-name="Standard">
      <style:text-properties style:font-name="Noto Serif CJK KR1" fo:font-style="normal" officeooo:rsid="0087e284" officeooo:paragraph-rsid="00dd6313" style:font-name-asian="Noto Serif CJK KR1" style:font-style-asian="normal" style:font-name-complex="Noto Serif CJK KR1" style:font-style-complex="normal"/>
    </style:style>
    <style:style style:name="P28" style:family="paragraph" style:parent-style-name="Standard">
      <style:text-properties style:font-name="Noto Serif CJK KR1" fo:font-style="normal" officeooo:rsid="00893004" officeooo:paragraph-rsid="00893004" style:font-name-asian="Noto Serif CJK KR1" style:font-style-asian="normal" style:font-name-complex="Noto Serif CJK KR1" style:font-style-complex="normal"/>
    </style:style>
    <style:style style:name="P29" style:family="paragraph" style:parent-style-name="Standard">
      <style:text-properties style:font-name="Noto Serif CJK KR1" fo:font-style="normal" officeooo:rsid="00893004" officeooo:paragraph-rsid="00dde0e6" style:font-name-asian="Noto Serif CJK KR1" style:font-style-asian="normal" style:font-name-complex="Noto Serif CJK KR1" style:font-style-complex="normal"/>
    </style:style>
    <style:style style:name="P30" style:family="paragraph" style:parent-style-name="Standard">
      <style:text-properties style:font-name="Noto Serif CJK KR1" fo:font-style="normal" officeooo:rsid="00893004" officeooo:paragraph-rsid="00df6955" style:font-name-asian="Noto Serif CJK KR1" style:font-style-asian="normal" style:font-name-complex="Noto Serif CJK KR1" style:font-style-complex="normal"/>
    </style:style>
    <style:style style:name="P31" style:family="paragraph" style:parent-style-name="Standard">
      <style:text-properties style:font-name="Noto Serif CJK KR1" fo:font-style="normal" officeooo:rsid="008ed78b" officeooo:paragraph-rsid="008ed78b" style:font-name-asian="Noto Serif CJK KR1" style:font-style-asian="normal" style:font-name-complex="Noto Serif CJK KR1" style:font-style-complex="normal"/>
    </style:style>
    <style:style style:name="P32" style:family="paragraph" style:parent-style-name="Standard">
      <style:text-properties style:font-name="Noto Serif CJK KR1" fo:font-style="normal" officeooo:rsid="008ed78b" officeooo:paragraph-rsid="00e10ae8" style:font-name-asian="Noto Serif CJK KR1" style:font-style-asian="normal" style:font-name-complex="Noto Serif CJK KR1" style:font-style-complex="normal"/>
    </style:style>
    <style:style style:name="P33" style:family="paragraph" style:parent-style-name="Standard">
      <style:text-properties style:font-name="Noto Serif CJK KR1" fo:font-style="normal" officeooo:rsid="0092d211" officeooo:paragraph-rsid="0092d211" style:font-name-asian="Noto Serif CJK KR1" style:font-style-asian="normal" style:font-name-complex="Noto Serif CJK KR1" style:font-style-complex="normal"/>
    </style:style>
    <style:style style:name="P34" style:family="paragraph" style:parent-style-name="Standard">
      <style:text-properties style:font-name="Noto Serif CJK KR1" fo:font-style="normal" officeooo:rsid="0092d211" officeooo:paragraph-rsid="00d641ea" style:font-name-asian="Noto Serif CJK KR1" style:font-style-asian="normal" style:font-name-complex="Noto Serif CJK KR1" style:font-style-complex="normal"/>
    </style:style>
    <style:style style:name="P35" style:family="paragraph" style:parent-style-name="Standard">
      <style:text-properties style:font-name="Noto Serif CJK KR1" fo:font-style="normal" officeooo:rsid="0094a1ab" officeooo:paragraph-rsid="0094a1ab" style:font-name-asian="Noto Serif CJK KR1" style:font-style-asian="normal" style:font-name-complex="Noto Serif CJK KR1" style:font-style-complex="normal"/>
    </style:style>
    <style:style style:name="P36" style:family="paragraph" style:parent-style-name="Standard">
      <style:text-properties style:font-name="Noto Serif CJK KR1" fo:font-style="normal" officeooo:rsid="0094a1ab" officeooo:paragraph-rsid="00e10ae8" style:font-name-asian="Noto Serif CJK KR1" style:font-style-asian="normal" style:font-name-complex="Noto Serif CJK KR1" style:font-style-complex="normal"/>
    </style:style>
    <style:style style:name="P37" style:family="paragraph" style:parent-style-name="Standard">
      <style:text-properties style:font-name="Noto Serif CJK KR1" fo:font-style="normal" officeooo:rsid="0094a1ab" officeooo:paragraph-rsid="00e131f4" style:font-name-asian="Noto Serif CJK KR1" style:font-style-asian="normal" style:font-name-complex="Noto Serif CJK KR1" style:font-style-complex="normal"/>
    </style:style>
    <style:style style:name="P38" style:family="paragraph" style:parent-style-name="Standard">
      <style:text-properties style:font-name="Noto Serif CJK KR1" fo:font-style="normal" officeooo:rsid="0095e4e3" officeooo:paragraph-rsid="0095e4e3" style:font-name-asian="Noto Serif CJK KR1" style:font-style-asian="normal" style:font-name-complex="Noto Serif CJK KR1" style:font-style-complex="normal"/>
    </style:style>
    <style:style style:name="P39" style:family="paragraph" style:parent-style-name="Standard">
      <style:text-properties style:font-name="Noto Serif CJK KR1" fo:font-style="normal" officeooo:rsid="0095e4e3" officeooo:paragraph-rsid="00e10ae8" style:font-name-asian="Noto Serif CJK KR1" style:font-style-asian="normal" style:font-name-complex="Noto Serif CJK KR1" style:font-style-complex="normal"/>
    </style:style>
    <style:style style:name="P40" style:family="paragraph" style:parent-style-name="Standard">
      <style:text-properties style:font-name="Noto Serif CJK KR1" fo:font-style="normal" officeooo:rsid="0095e4e3" officeooo:paragraph-rsid="00e328e0" style:font-name-asian="Noto Serif CJK KR1" style:font-style-asian="normal" style:font-name-complex="Noto Serif CJK KR1" style:font-style-complex="normal"/>
    </style:style>
    <style:style style:name="P41" style:family="paragraph" style:parent-style-name="Standard">
      <style:text-properties style:font-name="Noto Serif CJK KR1" fo:font-style="normal" officeooo:rsid="0097ef67" officeooo:paragraph-rsid="0097ef67" style:font-name-asian="Noto Serif CJK KR1" style:font-style-asian="normal" style:font-name-complex="Noto Serif CJK KR1" style:font-style-complex="normal"/>
    </style:style>
    <style:style style:name="P42" style:family="paragraph" style:parent-style-name="Standard">
      <style:text-properties style:font-name="Noto Serif CJK KR1" fo:font-style="normal" officeooo:rsid="0097ef67" officeooo:paragraph-rsid="00e328e0" style:font-name-asian="Noto Serif CJK KR1" style:font-style-asian="normal" style:font-name-complex="Noto Serif CJK KR1" style:font-style-complex="normal"/>
    </style:style>
    <style:style style:name="P43" style:family="paragraph" style:parent-style-name="Standard">
      <style:text-properties style:font-name="Noto Serif CJK KR1" fo:font-style="normal" officeooo:rsid="0099f677" officeooo:paragraph-rsid="0099f677" style:font-name-asian="Noto Serif CJK KR1" style:font-style-asian="normal" style:font-name-complex="Noto Serif CJK KR1" style:font-style-complex="normal"/>
    </style:style>
    <style:style style:name="P44" style:family="paragraph" style:parent-style-name="Standard">
      <style:text-properties style:font-name="Noto Serif CJK KR1" fo:font-style="normal" officeooo:rsid="0099f677" officeooo:paragraph-rsid="00e328e0" style:font-name-asian="Noto Serif CJK KR1" style:font-style-asian="normal" style:font-name-complex="Noto Serif CJK KR1" style:font-style-complex="normal"/>
    </style:style>
    <style:style style:name="P45" style:family="paragraph" style:parent-style-name="Standard">
      <style:text-properties style:font-name="Noto Serif CJK KR1" fo:font-style="normal" officeooo:rsid="0074ca3c" officeooo:paragraph-rsid="0074ca3c" style:font-name-asian="Noto Serif CJK KR1" style:font-style-asian="normal" style:font-name-complex="Noto Serif CJK KR1" style:font-style-complex="normal"/>
    </style:style>
    <style:style style:name="P46" style:family="paragraph" style:parent-style-name="Standard">
      <style:text-properties style:font-name="Noto Serif CJK KR1" fo:font-style="normal" officeooo:rsid="0074ca3c" officeooo:paragraph-rsid="00d641ea" style:font-name-asian="Noto Serif CJK KR1" style:font-style-asian="normal" style:font-name-complex="Noto Serif CJK KR1" style:font-style-complex="normal"/>
    </style:style>
    <style:style style:name="P47" style:family="paragraph" style:parent-style-name="Standard">
      <style:text-properties style:font-name="Noto Serif CJK KR1" fo:font-style="normal" officeooo:rsid="009cf5fa" officeooo:paragraph-rsid="009cf5fa" style:font-name-asian="Noto Serif CJK KR1" style:font-style-asian="normal" style:font-name-complex="Noto Serif CJK KR1" style:font-style-complex="normal"/>
    </style:style>
    <style:style style:name="P48" style:family="paragraph" style:parent-style-name="Standard">
      <style:text-properties style:font-name="Noto Serif CJK KR1" fo:font-style="normal" officeooo:rsid="009ea617" officeooo:paragraph-rsid="009ea617" style:font-name-asian="Noto Serif CJK KR1" style:font-style-asian="normal" style:font-name-complex="Noto Serif CJK KR1" style:font-style-complex="normal"/>
    </style:style>
    <style:style style:name="P49" style:family="paragraph" style:parent-style-name="Standard">
      <style:text-properties style:font-name="Noto Serif CJK KR1" fo:font-style="normal" officeooo:rsid="009ea617" officeooo:paragraph-rsid="00d641ea" style:font-name-asian="Noto Serif CJK KR1" style:font-style-asian="normal" style:font-name-complex="Noto Serif CJK KR1" style:font-style-complex="normal"/>
    </style:style>
    <style:style style:name="P50" style:family="paragraph" style:parent-style-name="Standard">
      <style:text-properties style:font-name="Noto Serif CJK KR1" fo:font-style="normal" officeooo:rsid="00a9c874" officeooo:paragraph-rsid="00a9c874" style:font-name-asian="Noto Serif CJK KR1" style:font-style-asian="normal" style:font-name-complex="Noto Serif CJK KR1" style:font-style-complex="normal"/>
    </style:style>
    <style:style style:name="P51" style:family="paragraph" style:parent-style-name="Standard">
      <style:text-properties style:font-name="Noto Serif CJK KR1" fo:font-style="normal" officeooo:rsid="00a9c874" officeooo:paragraph-rsid="00e75ac1" style:font-name-asian="Noto Serif CJK KR1" style:font-style-asian="normal" style:font-name-complex="Noto Serif CJK KR1" style:font-style-complex="normal"/>
    </style:style>
    <style:style style:name="P52" style:family="paragraph" style:parent-style-name="Standard">
      <style:text-properties style:font-name="Noto Serif CJK KR1" fo:font-style="normal" officeooo:rsid="00a9c874" officeooo:paragraph-rsid="00e8d160" style:font-name-asian="Noto Serif CJK KR1" style:font-style-asian="normal" style:font-name-complex="Noto Serif CJK KR1" style:font-style-complex="normal"/>
    </style:style>
    <style:style style:name="P53" style:family="paragraph" style:parent-style-name="Standard">
      <style:text-properties style:font-name="Noto Serif CJK KR1" fo:font-style="normal" officeooo:rsid="00ab6381" officeooo:paragraph-rsid="00ab6381" style:font-name-asian="Noto Serif CJK KR1" style:font-style-asian="normal" style:font-name-complex="Noto Serif CJK KR1" style:font-style-complex="normal"/>
    </style:style>
    <style:style style:name="P54" style:family="paragraph" style:parent-style-name="Standard">
      <style:text-properties style:font-name="Noto Serif CJK KR1" fo:font-style="normal" officeooo:rsid="00ab6381" officeooo:paragraph-rsid="00e76d05" style:font-name-asian="Noto Serif CJK KR1" style:font-style-asian="normal" style:font-name-complex="Noto Serif CJK KR1" style:font-style-complex="normal"/>
    </style:style>
    <style:style style:name="P55" style:family="paragraph" style:parent-style-name="Standard">
      <style:text-properties style:font-name="Noto Serif CJK KR1" fo:font-style="normal" officeooo:rsid="00b01b0e" officeooo:paragraph-rsid="00b01b0e" style:font-name-asian="Noto Serif CJK KR1" style:font-style-asian="normal" style:font-name-complex="Noto Serif CJK KR1" style:font-style-complex="normal"/>
    </style:style>
    <style:style style:name="P56" style:family="paragraph" style:parent-style-name="Standard">
      <style:text-properties style:font-name="Noto Serif CJK KR1" fo:font-style="normal" officeooo:rsid="00b01b0e" officeooo:paragraph-rsid="00e8d160" style:font-name-asian="Noto Serif CJK KR1" style:font-style-asian="normal" style:font-name-complex="Noto Serif CJK KR1" style:font-style-complex="normal"/>
    </style:style>
    <style:style style:name="P57" style:family="paragraph" style:parent-style-name="Standard">
      <style:text-properties style:font-name="Noto Serif CJK KR1" fo:font-style="normal" officeooo:rsid="001861d9" officeooo:paragraph-rsid="00bca2aa" style:font-name-asian="Noto Serif CJK KR1" style:font-style-asian="normal" style:font-name-complex="Noto Serif CJK KR1" style:font-style-complex="normal"/>
    </style:style>
    <style:style style:name="P58" style:family="paragraph" style:parent-style-name="Standard">
      <style:text-properties style:font-name="Noto Serif CJK KR1" fo:font-style="normal" officeooo:rsid="001861d9" officeooo:paragraph-rsid="00bf4ed7" style:font-name-asian="Noto Serif CJK KR1" style:font-style-asian="normal" style:font-name-complex="Noto Serif CJK KR1" style:font-style-complex="normal"/>
    </style:style>
    <style:style style:name="P59" style:family="paragraph" style:parent-style-name="Standard">
      <style:text-properties style:font-name="Noto Serif CJK KR1" fo:font-style="normal" officeooo:rsid="001861d9" officeooo:paragraph-rsid="00c05133" style:font-name-asian="Noto Serif CJK KR1" style:font-style-asian="normal" style:font-name-complex="Noto Serif CJK KR1" style:font-style-complex="normal"/>
    </style:style>
    <style:style style:name="P60" style:family="paragraph" style:parent-style-name="Standard">
      <style:text-properties style:font-name="Noto Serif CJK KR1" fo:font-style="normal" officeooo:rsid="001861d9" officeooo:paragraph-rsid="00c2bf3b" style:font-name-asian="Noto Serif CJK KR1" style:font-style-asian="normal" style:font-name-complex="Noto Serif CJK KR1" style:font-style-complex="normal"/>
    </style:style>
    <style:style style:name="P61" style:family="paragraph" style:parent-style-name="Standard">
      <style:text-properties style:font-name="Noto Serif CJK KR1" fo:font-style="normal" officeooo:rsid="0071a906" officeooo:paragraph-rsid="00c22671" style:font-name-asian="Noto Serif CJK KR1" style:font-style-asian="normal" style:font-name-complex="Noto Serif CJK KR1" style:font-style-complex="normal"/>
    </style:style>
    <style:style style:name="P62" style:family="paragraph" style:parent-style-name="Standard">
      <style:text-properties style:font-name="Noto Serif CJK KR1" fo:font-style="normal" officeooo:rsid="00637d41" officeooo:paragraph-rsid="00c2d756" style:font-name-asian="Noto Serif CJK KR1" style:font-style-asian="normal" style:font-name-complex="Noto Serif CJK KR1" style:font-style-complex="normal"/>
    </style:style>
    <style:style style:name="P63" style:family="paragraph" style:parent-style-name="Standard">
      <style:text-properties style:font-name="Noto Serif CJK KR1" fo:font-style="normal" officeooo:rsid="00637d41" officeooo:paragraph-rsid="00c87101" style:font-name-asian="Noto Serif CJK KR1" style:font-style-asian="normal" style:font-name-complex="Noto Serif CJK KR1" style:font-style-complex="normal"/>
    </style:style>
    <style:style style:name="P64" style:family="paragraph" style:parent-style-name="Standard">
      <style:text-properties style:font-name="Noto Serif CJK KR1" fo:font-style="normal" officeooo:rsid="00637d41" officeooo:paragraph-rsid="00cb915b" style:font-name-asian="Noto Serif CJK KR1" style:font-style-asian="normal" style:font-name-complex="Noto Serif CJK KR1" style:font-style-complex="normal"/>
    </style:style>
    <style:style style:name="P65" style:family="paragraph" style:parent-style-name="Standard">
      <style:text-properties style:font-name="Noto Serif CJK KR1" fo:font-style="normal" officeooo:rsid="0064019b" officeooo:paragraph-rsid="00c2d756" style:font-name-asian="Noto Serif CJK KR1" style:font-style-asian="normal" style:font-name-complex="Noto Serif CJK KR1" style:font-style-complex="normal"/>
    </style:style>
    <style:style style:name="P66" style:family="paragraph" style:parent-style-name="Standard">
      <style:text-properties style:font-name="Noto Serif CJK KR1" fo:font-style="normal" officeooo:rsid="00647219" officeooo:paragraph-rsid="00647219" style:font-name-asian="Noto Serif CJK KR1" style:font-style-asian="normal" style:font-name-complex="Noto Serif CJK KR1" style:font-style-complex="normal"/>
    </style:style>
    <style:style style:name="P67" style:family="paragraph" style:parent-style-name="Standard">
      <style:text-properties style:font-name="Noto Serif CJK KR1" fo:font-style="normal" officeooo:rsid="00647219" officeooo:paragraph-rsid="00c490c3" style:font-name-asian="Noto Serif CJK KR1" style:font-style-asian="normal" style:font-name-complex="Noto Serif CJK KR1" style:font-style-complex="normal"/>
    </style:style>
    <style:style style:name="P68" style:family="paragraph" style:parent-style-name="Standard">
      <style:text-properties style:font-name="Noto Serif CJK KR1" fo:font-style="normal" officeooo:rsid="00647219" officeooo:paragraph-rsid="00c9e504" style:font-name-asian="Noto Serif CJK KR1" style:font-style-asian="normal" style:font-name-complex="Noto Serif CJK KR1" style:font-style-complex="normal"/>
    </style:style>
    <style:style style:name="P69" style:family="paragraph" style:parent-style-name="Standard">
      <style:text-properties style:font-name="Noto Serif CJK KR1" fo:font-style="normal" officeooo:rsid="0065d790" officeooo:paragraph-rsid="00c490c3" style:font-name-asian="Noto Serif CJK KR1" style:font-style-asian="normal" style:font-name-complex="Noto Serif CJK KR1" style:font-style-complex="normal"/>
    </style:style>
    <style:style style:name="P70" style:family="paragraph" style:parent-style-name="Standard">
      <style:text-properties style:font-name="Noto Serif CJK KR1" fo:font-style="normal" officeooo:rsid="0065d790" officeooo:paragraph-rsid="00c9e504" style:font-name-asian="Noto Serif CJK KR1" style:font-style-asian="normal" style:font-name-complex="Noto Serif CJK KR1" style:font-style-complex="normal"/>
    </style:style>
    <style:style style:name="P71" style:family="paragraph" style:parent-style-name="Standard">
      <style:text-properties style:font-name="Noto Serif CJK KR1" fo:font-style="normal" officeooo:rsid="0066c28c" officeooo:paragraph-rsid="0065d790" style:font-name-asian="Noto Serif CJK KR1" style:font-style-asian="normal" style:font-name-complex="Noto Serif CJK KR1" style:font-style-complex="normal"/>
    </style:style>
    <style:style style:name="P72" style:family="paragraph" style:parent-style-name="Standard">
      <style:text-properties style:font-name="Noto Serif CJK KR1" fo:font-style="normal" officeooo:rsid="00cb915b" officeooo:paragraph-rsid="00cb915b" style:font-name-asian="Noto Serif CJK KR1" style:font-style-asian="normal" style:font-name-complex="Noto Serif CJK KR1" style:font-style-complex="normal"/>
    </style:style>
    <style:style style:name="P73" style:family="paragraph" style:parent-style-name="Standard">
      <style:text-properties style:font-name="Noto Serif CJK KR1" fo:font-style="normal" officeooo:rsid="006b99ac" officeooo:paragraph-rsid="00cfb956" style:font-name-asian="Noto Serif CJK KR1" style:font-style-asian="normal" style:font-name-complex="Noto Serif CJK KR1" style:font-style-complex="normal"/>
    </style:style>
    <style:style style:name="P74" style:family="paragraph" style:parent-style-name="Standard">
      <style:text-properties style:font-name="Noto Serif CJK KR1" fo:font-style="normal" officeooo:rsid="006b99ac" officeooo:paragraph-rsid="00d16935" style:font-name-asian="Noto Serif CJK KR1" style:font-style-asian="normal" style:font-name-complex="Noto Serif CJK KR1" style:font-style-complex="normal"/>
    </style:style>
    <style:style style:name="P75" style:family="paragraph" style:parent-style-name="Standard">
      <style:text-properties style:font-name="Noto Serif CJK KR1" fo:font-style="normal" officeooo:rsid="006b99ac" officeooo:paragraph-rsid="00d27ca0" style:font-name-asian="Noto Serif CJK KR1" style:font-style-asian="normal" style:font-name-complex="Noto Serif CJK KR1" style:font-style-complex="normal"/>
    </style:style>
    <style:style style:name="P76" style:family="paragraph" style:parent-style-name="Standard">
      <style:text-properties style:font-name="Noto Serif CJK KR1" fo:font-style="normal" officeooo:rsid="006d2cb4" officeooo:paragraph-rsid="00cfb956" style:font-name-asian="Noto Serif CJK KR1" style:font-style-asian="normal" style:font-name-complex="Noto Serif CJK KR1" style:font-style-complex="normal"/>
    </style:style>
    <style:style style:name="P77" style:family="paragraph" style:parent-style-name="Standard">
      <style:text-properties style:font-name="Noto Serif CJK KR1" fo:font-style="normal" officeooo:rsid="006dd4dc" officeooo:paragraph-rsid="00cfb956" style:font-name-asian="Noto Serif CJK KR1" style:font-style-asian="normal" style:font-name-complex="Noto Serif CJK KR1" style:font-style-complex="normal"/>
    </style:style>
    <style:style style:name="P78" style:family="paragraph" style:parent-style-name="Standard">
      <style:text-properties style:font-name="Noto Serif CJK KR1" fo:font-style="normal" officeooo:rsid="007f022b" officeooo:paragraph-rsid="00da5029" style:font-name-asian="Noto Serif CJK KR1" style:font-style-asian="normal" style:font-name-complex="Noto Serif CJK KR1" style:font-style-complex="normal"/>
    </style:style>
    <style:style style:name="P79" style:family="paragraph" style:parent-style-name="Standard">
      <style:text-properties style:font-name="Noto Serif CJK KR1" fo:font-style="normal" officeooo:rsid="0071a666" officeooo:paragraph-rsid="0071a666" style:font-name-asian="Noto Serif CJK KR1" style:font-style-asian="normal" style:font-name-complex="Noto Serif CJK KR1" style:font-style-complex="normal"/>
    </style:style>
    <style:style style:name="P80" style:family="paragraph" style:parent-style-name="Standard">
      <style:text-properties style:font-name="Noto Serif CJK KR1" fo:font-style="normal" officeooo:rsid="0071a666" officeooo:paragraph-rsid="00d641ea" style:font-name-asian="Noto Serif CJK KR1" style:font-style-asian="normal" style:font-name-complex="Noto Serif CJK KR1" style:font-style-complex="normal"/>
    </style:style>
    <style:style style:name="P81" style:family="paragraph" style:parent-style-name="Standard">
      <style:text-properties style:font-name="Noto Serif CJK KR1" fo:font-style="normal" officeooo:rsid="00796715" officeooo:paragraph-rsid="00d641ea" style:font-name-asian="Noto Serif CJK KR1" style:font-style-asian="normal" style:font-name-complex="Noto Serif CJK KR1" style:font-style-complex="normal"/>
    </style:style>
    <style:style style:name="P82" style:family="paragraph" style:parent-style-name="Standard">
      <style:text-properties style:font-name="Noto Serif CJK KR1" fo:font-style="normal" officeooo:rsid="00796715" officeooo:paragraph-rsid="00d74dd0" style:font-name-asian="Noto Serif CJK KR1" style:font-style-asian="normal" style:font-name-complex="Noto Serif CJK KR1" style:font-style-complex="normal"/>
    </style:style>
    <style:style style:name="P83" style:family="paragraph" style:parent-style-name="Standard">
      <style:text-properties style:font-name="Noto Serif CJK KR1" fo:font-style="normal" officeooo:rsid="00839efe" officeooo:paragraph-rsid="00d74dd0" style:font-name-asian="Noto Serif CJK KR1" style:font-style-asian="normal" style:font-name-complex="Noto Serif CJK KR1" style:font-style-complex="normal"/>
    </style:style>
    <style:style style:name="P84" style:family="paragraph" style:parent-style-name="Standard">
      <style:text-properties style:font-name="Noto Serif CJK KR1" fo:font-style="normal" officeooo:rsid="007d1a80" officeooo:paragraph-rsid="00da5029" style:font-name-asian="Noto Serif CJK KR1" style:font-style-asian="normal" style:font-name-complex="Noto Serif CJK KR1" style:font-style-complex="normal"/>
    </style:style>
    <style:style style:name="P85" style:family="paragraph" style:parent-style-name="Standard">
      <style:text-properties style:font-name="Noto Serif CJK KR1" fo:font-style="normal" officeooo:rsid="0080d665" officeooo:paragraph-rsid="00da5029" style:font-name-asian="Noto Serif CJK KR1" style:font-style-asian="normal" style:font-name-complex="Noto Serif CJK KR1" style:font-style-complex="normal"/>
    </style:style>
    <style:style style:name="P86" style:family="paragraph" style:parent-style-name="Standard">
      <style:text-properties style:font-name="Noto Serif CJK KR1" fo:font-style="normal" officeooo:rsid="00813aad" officeooo:paragraph-rsid="00da5029" style:font-name-asian="Noto Serif CJK KR1" style:font-style-asian="normal" style:font-name-complex="Noto Serif CJK KR1" style:font-style-complex="normal"/>
    </style:style>
    <style:style style:name="P87" style:family="paragraph" style:parent-style-name="Standard">
      <style:text-properties style:font-name="Noto Serif CJK KR1" fo:font-style="normal" officeooo:rsid="00813aad" officeooo:paragraph-rsid="00dbfc19" style:font-name-asian="Noto Serif CJK KR1" style:font-style-asian="normal" style:font-name-complex="Noto Serif CJK KR1" style:font-style-complex="normal"/>
    </style:style>
    <style:style style:name="P88" style:family="paragraph" style:parent-style-name="Standard">
      <style:text-properties style:font-name="Noto Serif CJK KR1" fo:font-style="normal" officeooo:rsid="00828d75" officeooo:paragraph-rsid="00dbfc19" style:font-name-asian="Noto Serif CJK KR1" style:font-style-asian="normal" style:font-name-complex="Noto Serif CJK KR1" style:font-style-complex="normal"/>
    </style:style>
    <style:style style:name="P89" style:family="paragraph" style:parent-style-name="Standard">
      <style:text-properties style:font-name="Noto Serif CJK KR1" fo:font-style="normal" officeooo:rsid="0082a760" officeooo:paragraph-rsid="00dcf9e3" style:font-name-asian="Noto Serif CJK KR1" style:font-style-asian="normal" style:font-name-complex="Noto Serif CJK KR1" style:font-style-complex="normal"/>
    </style:style>
    <style:style style:name="P90" style:family="paragraph" style:parent-style-name="Standard">
      <style:text-properties style:font-name="Noto Serif CJK KR1" fo:font-style="normal" officeooo:rsid="0094bdc8" officeooo:paragraph-rsid="00e131f4" style:font-name-asian="Noto Serif CJK KR1" style:font-style-asian="normal" style:font-name-complex="Noto Serif CJK KR1" style:font-style-complex="normal"/>
    </style:style>
    <style:style style:name="P91" style:family="paragraph" style:parent-style-name="Standard">
      <style:text-properties style:font-name="Noto Serif CJK KR1" fo:font-style="normal" officeooo:rsid="009b384f" officeooo:paragraph-rsid="00e328e0" style:font-name-asian="Noto Serif CJK KR1" style:font-style-asian="normal" style:font-name-complex="Noto Serif CJK KR1" style:font-style-complex="normal"/>
    </style:style>
    <style:style style:name="P92" style:family="paragraph" style:parent-style-name="Standard">
      <style:text-properties style:font-name="Noto Serif CJK KR1" fo:font-style="normal" officeooo:rsid="00a1d6e8" officeooo:paragraph-rsid="00e328e0" style:font-name-asian="Noto Serif CJK KR1" style:font-style-asian="normal" style:font-name-complex="Noto Serif CJK KR1" style:font-style-complex="normal"/>
    </style:style>
    <style:style style:name="P93" style:family="paragraph" style:parent-style-name="Standard">
      <style:text-properties style:font-name="Noto Serif CJK KR1" fo:font-style="normal" officeooo:rsid="00a3267d" officeooo:paragraph-rsid="00e328e0" style:font-name-asian="Noto Serif CJK KR1" style:font-style-asian="normal" style:font-name-complex="Noto Serif CJK KR1" style:font-style-complex="normal"/>
    </style:style>
    <style:style style:name="P94" style:family="paragraph" style:parent-style-name="Standard">
      <style:text-properties style:font-name="Noto Serif CJK KR1" fo:font-style="normal" officeooo:rsid="00ae01e3" officeooo:paragraph-rsid="00e76d05" style:font-name-asian="Noto Serif CJK KR1" style:font-style-asian="normal" style:font-name-complex="Noto Serif CJK KR1" style:font-style-complex="normal"/>
    </style:style>
    <style:style style:name="P95" style:family="paragraph" style:parent-style-name="Standard">
      <style:text-properties style:font-name="Noto Serif CJK KR1" fo:font-style="normal" officeooo:rsid="00b1507d" officeooo:paragraph-rsid="00e8d160" style:font-name-asian="Noto Serif CJK KR1" style:font-style-asian="normal" style:font-name-complex="Noto Serif CJK KR1" style:font-style-complex="normal"/>
    </style:style>
    <style:style style:name="P96" style:family="paragraph" style:parent-style-name="Standard">
      <style:text-properties style:font-name="Noto Serif CJK KR1" fo:font-style="normal" officeooo:rsid="00b283e5" officeooo:paragraph-rsid="00e8d160" style:font-name-asian="Noto Serif CJK KR1" style:font-style-asian="normal" style:font-name-complex="Noto Serif CJK KR1" style:font-style-complex="normal"/>
    </style:style>
    <style:style style:name="P97" style:family="paragraph" style:parent-style-name="Standard">
      <style:text-properties style:font-name="Noto Serif CJK KR1" fo:font-style="normal" officeooo:rsid="00b4f795" officeooo:paragraph-rsid="00e8d160" style:font-name-asian="Noto Serif CJK KR1" style:font-style-asian="normal" style:font-name-complex="Noto Serif CJK KR1" style:font-style-complex="normal"/>
    </style:style>
    <style:style style:name="P98" style:family="paragraph" style:parent-style-name="Standard">
      <style:text-properties style:font-name="Noto Serif CJK KR1" fo:font-size="16pt" fo:font-style="normal" fo:font-weight="bold" officeooo:rsid="00bca2aa" officeooo:paragraph-rsid="00bca2aa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99" style:family="paragraph" style:parent-style-name="Standard">
      <style:text-properties style:font-name="Noto Serif CJK KR1" fo:font-size="16pt" fo:font-style="normal" fo:font-weight="bold" officeooo:rsid="0068754c" officeooo:paragraph-rsid="0068754c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00" style:family="paragraph" style:parent-style-name="Standard">
      <style:text-properties style:font-name="Noto Serif CJK KR1" fo:font-size="16pt" fo:font-style="normal" fo:font-weight="bold" officeooo:rsid="009c3587" officeooo:paragraph-rsid="009c3587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01" style:family="paragraph" style:parent-style-name="Standard">
      <style:text-properties style:font-name="Noto Serif CJK KR1" fo:font-size="16pt" fo:font-style="normal" fo:font-weight="bold" officeooo:rsid="0075433e" officeooo:paragraph-rsid="0075433e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02" style:family="paragraph" style:parent-style-name="Standard">
      <style:text-properties style:font-name="Noto Serif CJK KR1" fo:font-size="16pt" fo:font-style="normal" fo:font-weight="bold" officeooo:rsid="0075433e" officeooo:paragraph-rsid="00dde0e6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03" style:family="paragraph" style:parent-style-name="Standard">
      <style:text-properties style:font-name="Noto Serif CJK KR1" fo:font-size="16pt" fo:font-style="normal" fo:font-weight="bold" officeooo:rsid="0099f677" officeooo:paragraph-rsid="0099f677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04" style:family="paragraph" style:parent-style-name="Standard">
      <style:text-properties style:font-name="Noto Serif CJK KR1" fo:font-size="16pt" fo:font-style="normal" fo:font-weight="bold" officeooo:rsid="00b01b0e" officeooo:paragraph-rsid="00b01b0e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05" style:family="paragraph" style:parent-style-name="Standard">
      <style:text-properties officeooo:paragraph-rsid="00c22671"/>
    </style:style>
    <style:style style:name="P106" style:family="paragraph" style:parent-style-name="Standard">
      <style:text-properties officeooo:paragraph-rsid="00c2d756"/>
    </style:style>
    <style:style style:name="P107" style:family="paragraph" style:parent-style-name="Standard">
      <style:text-properties officeooo:paragraph-rsid="00c3f774"/>
    </style:style>
    <style:style style:name="P108" style:family="paragraph" style:parent-style-name="Standard">
      <style:text-properties officeooo:paragraph-rsid="00c4d8c6"/>
    </style:style>
    <style:style style:name="P109" style:family="paragraph" style:parent-style-name="Standard">
      <style:text-properties officeooo:paragraph-rsid="00c87101"/>
    </style:style>
    <style:style style:name="P110" style:family="paragraph" style:parent-style-name="Standard">
      <style:text-properties officeooo:paragraph-rsid="00c9e504"/>
    </style:style>
    <style:style style:name="P111" style:family="paragraph" style:parent-style-name="Standard">
      <style:text-properties style:font-name="Noto Serif CJK KR1" fo:font-style="normal" officeooo:rsid="001861d9" officeooo:paragraph-rsid="00d7e5bb" style:font-name-asian="Noto Serif CJK KR1" style:font-style-asian="normal" style:font-name-complex="Noto Serif CJK KR1" style:font-style-complex="normal"/>
    </style:style>
    <style:style style:name="P112" style:family="paragraph" style:parent-style-name="Standard">
      <style:text-properties style:font-name="Noto Serif CJK KR1" fo:font-style="normal" officeooo:rsid="001861d9" officeooo:paragraph-rsid="00da5029" style:font-name-asian="Noto Serif CJK KR1" style:font-style-asian="normal" style:font-name-complex="Noto Serif CJK KR1" style:font-style-complex="normal"/>
    </style:style>
    <style:style style:name="P113" style:family="paragraph" style:parent-style-name="Standard">
      <style:text-properties style:font-name="Noto Serif CJK KR1" fo:font-style="normal" officeooo:rsid="001861d9" officeooo:paragraph-rsid="00e328e0" style:font-name-asian="Noto Serif CJK KR1" style:font-style-asian="normal" style:font-name-complex="Noto Serif CJK KR1" style:font-style-complex="normal"/>
    </style:style>
    <style:style style:name="P114" style:family="paragraph" style:parent-style-name="Standard">
      <style:text-properties style:font-name="Noto Serif CJK KR1" fo:font-style="normal" officeooo:rsid="001861d9" officeooo:paragraph-rsid="00e76d05" style:font-name-asian="Noto Serif CJK KR1" style:font-style-asian="normal" style:font-name-complex="Noto Serif CJK KR1" style:font-style-complex="normal"/>
    </style:style>
    <style:style style:name="P115" style:family="paragraph" style:parent-style-name="Standard">
      <style:text-properties style:font-name="Noto Serif CJK KR1" fo:font-style="normal" officeooo:rsid="001861d9" officeooo:paragraph-rsid="00c2d756" style:font-name-asian="Noto Serif CJK KR1" style:font-style-asian="normal" style:font-name-complex="Noto Serif CJK KR1" style:font-style-complex="normal"/>
    </style:style>
    <style:style style:name="P116" style:family="paragraph" style:parent-style-name="Standard">
      <style:text-properties style:font-name="Noto Serif CJK KR1" fo:font-style="normal" officeooo:rsid="001861d9" officeooo:paragraph-rsid="00c490c3" style:font-name-asian="Noto Serif CJK KR1" style:font-style-asian="normal" style:font-name-complex="Noto Serif CJK KR1" style:font-style-complex="normal"/>
    </style:style>
    <style:style style:name="P117" style:family="paragraph" style:parent-style-name="Standard">
      <style:text-properties style:font-name="Noto Serif CJK KR1" fo:font-style="normal" officeooo:rsid="001861d9" officeooo:paragraph-rsid="00c9e504" style:font-name-asian="Noto Serif CJK KR1" style:font-style-asian="normal" style:font-name-complex="Noto Serif CJK KR1" style:font-style-complex="normal"/>
    </style:style>
    <style:style style:name="P118" style:family="paragraph" style:parent-style-name="Standard">
      <style:text-properties style:font-name="Noto Serif CJK KR1" fo:font-style="normal" officeooo:rsid="001861d9" officeooo:paragraph-rsid="00ce3e30" style:font-name-asian="Noto Serif CJK KR1" style:font-style-asian="normal" style:font-name-complex="Noto Serif CJK KR1" style:font-style-complex="normal"/>
    </style:style>
    <style:style style:name="P119" style:family="paragraph" style:parent-style-name="Standard">
      <style:text-properties style:font-name="Noto Serif CJK KR1" fo:font-style="normal" officeooo:rsid="00d7e5bb" officeooo:paragraph-rsid="00d7e5bb" style:font-name-asian="Noto Serif CJK KR1" style:font-style-asian="normal" style:font-name-complex="Noto Serif CJK KR1" style:font-style-complex="normal"/>
    </style:style>
    <style:style style:name="P120" style:family="paragraph" style:parent-style-name="Standard">
      <style:text-properties style:font-name="Noto Serif CJK KR1" fo:font-style="normal" officeooo:rsid="00c3f774" officeooo:paragraph-rsid="00c3f774" style:font-name-asian="Noto Serif CJK KR1" style:font-style-asian="normal" style:font-name-complex="Noto Serif CJK KR1" style:font-style-complex="normal"/>
    </style:style>
    <style:style style:name="P121" style:family="paragraph" style:parent-style-name="Standard">
      <style:text-properties style:font-name="Noto Serif CJK KR1" fo:font-style="normal" officeooo:rsid="00c3f774" officeooo:paragraph-rsid="00c9e504" style:font-name-asian="Noto Serif CJK KR1" style:font-style-asian="normal" style:font-name-complex="Noto Serif CJK KR1" style:font-style-complex="normal"/>
    </style:style>
    <style:style style:name="P122" style:family="paragraph" style:parent-style-name="Standard">
      <style:text-properties style:font-name="Noto Serif CJK KR1" fo:font-style="normal" officeooo:rsid="00c490c3" officeooo:paragraph-rsid="00c9e504" style:font-name-asian="Noto Serif CJK KR1" style:font-style-asian="normal" style:font-name-complex="Noto Serif CJK KR1" style:font-style-complex="normal"/>
    </style:style>
    <style:style style:name="P123" style:family="paragraph" style:parent-style-name="Standard">
      <style:text-properties style:font-name="Noto Serif CJK KR1" fo:font-style="normal" officeooo:rsid="00c87101" officeooo:paragraph-rsid="00c87101" style:font-name-asian="Noto Serif CJK KR1" style:font-style-asian="normal" style:font-name-complex="Noto Serif CJK KR1" style:font-style-complex="normal"/>
    </style:style>
    <style:style style:name="P124" style:family="paragraph" style:parent-style-name="Standard">
      <style:text-properties style:font-name="Noto Serif CJK KR1" fo:font-style="normal" officeooo:rsid="00c87101" officeooo:paragraph-rsid="00c9e504" style:font-name-asian="Noto Serif CJK KR1" style:font-style-asian="normal" style:font-name-complex="Noto Serif CJK KR1" style:font-style-complex="normal"/>
    </style:style>
    <style:style style:name="P125" style:family="paragraph" style:parent-style-name="Standard">
      <style:text-properties style:font-name="Noto Serif CJK KR1" fo:font-style="normal" officeooo:rsid="001dc698" officeooo:paragraph-rsid="00c87101" style:font-name-asian="Noto Serif CJK KR1" style:font-style-asian="normal" style:font-name-complex="Noto Serif CJK KR1" style:font-style-complex="normal"/>
    </style:style>
    <style:style style:name="P126" style:family="paragraph" style:parent-style-name="Standard">
      <style:text-properties style:font-name="Noto Serif CJK KR1" fo:font-style="normal" officeooo:rsid="00cb915b" officeooo:paragraph-rsid="00cb915b" style:font-name-asian="Noto Serif CJK KR1" style:font-style-asian="normal" style:font-name-complex="Noto Serif CJK KR1" style:font-style-complex="normal"/>
    </style:style>
    <style:style style:name="P127" style:family="paragraph" style:parent-style-name="Standard">
      <style:text-properties style:font-name="Noto Serif CJK KR1" fo:font-style="normal" officeooo:rsid="00b2b2c4" officeooo:paragraph-rsid="00ec1002" style:font-name-asian="Noto Serif CJK KR1" style:font-style-asian="normal" style:font-name-complex="Noto Serif CJK KR1" style:font-style-complex="normal"/>
    </style:style>
    <style:style style:name="P128" style:family="paragraph" style:parent-style-name="Standard">
      <style:text-properties style:font-name="Noto Serif CJK KR1" fo:font-style="normal" officeooo:rsid="00615aed" officeooo:paragraph-rsid="00ec77aa" style:font-name-asian="Noto Serif CJK KR1" style:font-style-asian="normal" style:font-name-complex="Noto Serif CJK KR1" style:font-style-complex="normal"/>
    </style:style>
    <style:style style:name="P129" style:family="paragraph" style:parent-style-name="Standard">
      <style:text-properties style:font-name="Noto Serif CJK KR1" fo:font-style="normal" officeooo:rsid="00615aed" officeooo:paragraph-rsid="00ed080c" style:font-name-asian="Noto Serif CJK KR1" style:font-style-asian="normal" style:font-name-complex="Noto Serif CJK KR1" style:font-style-complex="normal"/>
    </style:style>
    <style:style style:name="P130" style:family="paragraph" style:parent-style-name="Standard">
      <style:text-properties style:font-name="Noto Serif CJK KR1" fo:font-style="normal" officeooo:rsid="00b4812c" officeooo:paragraph-rsid="00e328e0" style:font-name-asian="Noto Serif CJK KR1" style:font-style-asian="normal" style:font-name-complex="Noto Serif CJK KR1" style:font-style-complex="normal"/>
    </style:style>
    <style:style style:name="P131" style:family="paragraph" style:parent-style-name="Standard">
      <style:text-properties style:font-name="Noto Serif CJK KR1" fo:font-style="normal" officeooo:rsid="00b4812c" officeooo:paragraph-rsid="00f069cf" style:font-name-asian="Noto Serif CJK KR1" style:font-style-asian="normal" style:font-name-complex="Noto Serif CJK KR1" style:font-style-complex="normal"/>
    </style:style>
    <style:style style:name="P132" style:family="paragraph" style:parent-style-name="Standard">
      <style:text-properties style:font-name="Noto Serif CJK KR1" fo:font-style="normal" officeooo:rsid="0099f677" officeooo:paragraph-rsid="00e328e0" style:font-name-asian="Noto Serif CJK KR1" style:font-style-asian="normal" style:font-name-complex="Noto Serif CJK KR1" style:font-style-complex="normal"/>
    </style:style>
    <style:style style:name="P133" style:family="paragraph" style:parent-style-name="Standard">
      <style:text-properties style:font-name="Noto Serif CJK KR1" fo:font-style="normal" officeooo:rsid="0099f677" officeooo:paragraph-rsid="00f069cf" style:font-name-asian="Noto Serif CJK KR1" style:font-style-asian="normal" style:font-name-complex="Noto Serif CJK KR1" style:font-style-complex="normal"/>
    </style:style>
    <style:style style:name="P134" style:family="paragraph" style:parent-style-name="Standard">
      <style:text-properties style:font-name="Noto Serif CJK KR1" fo:font-style="normal" officeooo:rsid="0099f677" officeooo:paragraph-rsid="014d4ee6" style:font-name-asian="Noto Serif CJK KR1" style:font-style-asian="normal" style:font-name-complex="Noto Serif CJK KR1" style:font-style-complex="normal"/>
    </style:style>
    <style:style style:name="P135" style:family="paragraph" style:parent-style-name="Standard">
      <style:text-properties style:font-name="Noto Serif CJK KR1" fo:font-style="normal" officeooo:rsid="00a9c874" officeooo:paragraph-rsid="00e5756a" style:font-name-asian="Noto Serif CJK KR1" style:font-style-asian="normal" style:font-name-complex="Noto Serif CJK KR1" style:font-style-complex="normal"/>
    </style:style>
    <style:style style:name="P136" style:family="paragraph" style:parent-style-name="Standard">
      <style:text-properties style:font-name="Noto Serif CJK KR1" fo:font-style="normal" officeooo:rsid="00a9c874" officeooo:paragraph-rsid="00e75ac1" style:font-name-asian="Noto Serif CJK KR1" style:font-style-asian="normal" style:font-name-complex="Noto Serif CJK KR1" style:font-style-complex="normal"/>
    </style:style>
    <style:style style:name="P137" style:family="paragraph" style:parent-style-name="Standard">
      <style:text-properties style:font-name="Noto Serif CJK KR1" fo:font-style="normal" officeooo:rsid="00a9c874" officeooo:paragraph-rsid="00f8030d" style:font-name-asian="Noto Serif CJK KR1" style:font-style-asian="normal" style:font-name-complex="Noto Serif CJK KR1" style:font-style-complex="normal"/>
    </style:style>
    <style:style style:name="P138" style:family="paragraph" style:parent-style-name="Standard">
      <style:text-properties style:font-name="Noto Serif CJK KR1" fo:font-style="normal" officeooo:rsid="00a9c874" officeooo:paragraph-rsid="00a9c874" style:font-name-asian="Noto Serif CJK KR1" style:font-style-asian="normal" style:font-name-complex="Noto Serif CJK KR1" style:font-style-complex="normal"/>
    </style:style>
    <style:style style:name="P139" style:family="paragraph" style:parent-style-name="Standard">
      <style:text-properties style:font-name="Noto Serif CJK KR1" fo:font-style="normal" officeooo:rsid="00a9c874" officeooo:paragraph-rsid="00f9ff5e" style:font-name-asian="Noto Serif CJK KR1" style:font-style-asian="normal" style:font-name-complex="Noto Serif CJK KR1" style:font-style-complex="normal"/>
    </style:style>
    <style:style style:name="P140" style:family="paragraph" style:parent-style-name="Standard">
      <style:text-properties style:font-name="Noto Serif CJK KR1" fo:font-style="normal" officeooo:rsid="00a9c874" officeooo:paragraph-rsid="0101570c" style:font-name-asian="Noto Serif CJK KR1" style:font-style-asian="normal" style:font-name-complex="Noto Serif CJK KR1" style:font-style-complex="normal"/>
    </style:style>
    <style:style style:name="P141" style:family="paragraph" style:parent-style-name="Standard">
      <style:text-properties style:font-name="Noto Serif CJK KR1" fo:font-style="normal" officeooo:rsid="00a9c874" officeooo:paragraph-rsid="010232c5" style:font-name-asian="Noto Serif CJK KR1" style:font-style-asian="normal" style:font-name-complex="Noto Serif CJK KR1" style:font-style-complex="normal"/>
    </style:style>
    <style:style style:name="P142" style:family="paragraph" style:parent-style-name="Standard">
      <style:text-properties style:font-name="Noto Serif CJK KR1" fo:font-style="normal" officeooo:rsid="00a9c874" officeooo:paragraph-rsid="0103d202" style:font-name-asian="Noto Serif CJK KR1" style:font-style-asian="normal" style:font-name-complex="Noto Serif CJK KR1" style:font-style-complex="normal"/>
    </style:style>
    <style:style style:name="P143" style:family="paragraph" style:parent-style-name="Standard">
      <style:text-properties style:font-name="Noto Serif CJK KR1" fo:font-style="normal" officeooo:rsid="00a9c874" officeooo:paragraph-rsid="0103d68f" style:font-name-asian="Noto Serif CJK KR1" style:font-style-asian="normal" style:font-name-complex="Noto Serif CJK KR1" style:font-style-complex="normal"/>
    </style:style>
    <style:style style:name="P144" style:family="paragraph" style:parent-style-name="Standard">
      <style:text-properties style:font-name="Noto Serif CJK KR1" fo:font-style="normal" officeooo:rsid="00a9c874" officeooo:paragraph-rsid="01066619" style:font-name-asian="Noto Serif CJK KR1" style:font-style-asian="normal" style:font-name-complex="Noto Serif CJK KR1" style:font-style-complex="normal"/>
    </style:style>
    <style:style style:name="P145" style:family="paragraph" style:parent-style-name="Standard">
      <style:text-properties style:font-name="Noto Serif CJK KR1" fo:font-style="normal" officeooo:rsid="009b384f" officeooo:paragraph-rsid="00f21558" style:font-name-asian="Noto Serif CJK KR1" style:font-style-asian="normal" style:font-name-complex="Noto Serif CJK KR1" style:font-style-complex="normal"/>
    </style:style>
    <style:style style:name="P146" style:family="paragraph" style:parent-style-name="Standard">
      <style:text-properties style:font-name="Noto Serif CJK KR1" fo:font-style="normal" officeooo:rsid="00b4f795" officeooo:paragraph-rsid="00e8d160" style:font-name-asian="Noto Serif CJK KR1" style:font-style-asian="normal" style:font-name-complex="Noto Serif CJK KR1" style:font-style-complex="normal"/>
    </style:style>
    <style:style style:name="P147" style:family="paragraph" style:parent-style-name="Standard">
      <style:text-properties style:font-name="Noto Serif CJK KR1" fo:font-style="normal" officeooo:rsid="00b4f795" officeooo:paragraph-rsid="01078700" style:font-name-asian="Noto Serif CJK KR1" style:font-style-asian="normal" style:font-name-complex="Noto Serif CJK KR1" style:font-style-complex="normal"/>
    </style:style>
    <style:style style:name="P148" style:family="paragraph" style:parent-style-name="Standard">
      <style:text-properties style:font-name="Noto Serif CJK KR1" fo:font-style="normal" officeooo:rsid="00b4f795" officeooo:paragraph-rsid="01092f0f" style:font-name-asian="Noto Serif CJK KR1" style:font-style-asian="normal" style:font-name-complex="Noto Serif CJK KR1" style:font-style-complex="normal"/>
    </style:style>
    <style:style style:name="P149" style:family="paragraph" style:parent-style-name="Standard">
      <style:text-properties style:font-name="Noto Serif CJK KR1" fo:font-style="normal" officeooo:rsid="00b4f795" officeooo:paragraph-rsid="010acd5a" style:font-name-asian="Noto Serif CJK KR1" style:font-style-asian="normal" style:font-name-complex="Noto Serif CJK KR1" style:font-style-complex="normal"/>
    </style:style>
    <style:style style:name="P150" style:family="paragraph" style:parent-style-name="Standard">
      <style:text-properties style:font-name="Noto Serif CJK KR1" fo:font-style="normal" officeooo:rsid="00b4f795" officeooo:paragraph-rsid="010bbf1c" style:font-name-asian="Noto Serif CJK KR1" style:font-style-asian="normal" style:font-name-complex="Noto Serif CJK KR1" style:font-style-complex="normal"/>
    </style:style>
    <style:style style:name="P151" style:family="paragraph" style:parent-style-name="Standard">
      <style:text-properties style:font-name="Noto Serif CJK KR1" fo:font-style="normal" officeooo:rsid="00b4f795" officeooo:paragraph-rsid="010ebf1c" style:font-name-asian="Noto Serif CJK KR1" style:font-style-asian="normal" style:font-name-complex="Noto Serif CJK KR1" style:font-style-complex="normal"/>
    </style:style>
    <style:style style:name="P152" style:family="paragraph" style:parent-style-name="Standard">
      <style:text-properties style:font-name="Noto Serif CJK KR1" fo:font-style="normal" officeooo:rsid="00b4f795" officeooo:paragraph-rsid="0110e720" style:font-name-asian="Noto Serif CJK KR1" style:font-style-asian="normal" style:font-name-complex="Noto Serif CJK KR1" style:font-style-complex="normal"/>
    </style:style>
    <style:style style:name="P153" style:family="paragraph" style:parent-style-name="Standard">
      <style:text-properties style:font-name="Noto Serif CJK KR1" fo:font-style="normal" officeooo:rsid="00b4f795" officeooo:paragraph-rsid="0111e470" style:font-name-asian="Noto Serif CJK KR1" style:font-style-asian="normal" style:font-name-complex="Noto Serif CJK KR1" style:font-style-complex="normal"/>
    </style:style>
    <style:style style:name="P154" style:family="paragraph" style:parent-style-name="Standard">
      <style:text-properties style:font-name="Noto Serif CJK KR1" fo:font-style="normal" officeooo:rsid="00b4f795" officeooo:paragraph-rsid="0113d359" style:font-name-asian="Noto Serif CJK KR1" style:font-style-asian="normal" style:font-name-complex="Noto Serif CJK KR1" style:font-style-complex="normal"/>
    </style:style>
    <style:style style:name="P155" style:family="paragraph" style:parent-style-name="Standard">
      <style:text-properties style:font-name="Noto Serif CJK KR1" fo:font-style="normal" officeooo:rsid="00b4f795" officeooo:paragraph-rsid="0116c81a" style:font-name-asian="Noto Serif CJK KR1" style:font-style-asian="normal" style:font-name-complex="Noto Serif CJK KR1" style:font-style-complex="normal"/>
    </style:style>
    <style:style style:name="P156" style:family="paragraph" style:parent-style-name="Standard">
      <style:text-properties style:font-name="Noto Serif CJK KR1" fo:font-style="normal" officeooo:rsid="00b4f795" officeooo:paragraph-rsid="0117e5a9" style:font-name-asian="Noto Serif CJK KR1" style:font-style-asian="normal" style:font-name-complex="Noto Serif CJK KR1" style:font-style-complex="normal"/>
    </style:style>
    <style:style style:name="P157" style:family="paragraph" style:parent-style-name="Standard">
      <style:text-properties style:font-name="Noto Serif CJK KR1" fo:font-style="normal" officeooo:rsid="00b4f795" officeooo:paragraph-rsid="0119d372" style:font-name-asian="Noto Serif CJK KR1" style:font-style-asian="normal" style:font-name-complex="Noto Serif CJK KR1" style:font-style-complex="normal"/>
    </style:style>
    <style:style style:name="P158" style:family="paragraph" style:parent-style-name="Standard">
      <style:text-properties style:font-name="Noto Serif CJK KR1" fo:font-style="normal" officeooo:rsid="00b4f795" officeooo:paragraph-rsid="011ccdb3" style:font-name-asian="Noto Serif CJK KR1" style:font-style-asian="normal" style:font-name-complex="Noto Serif CJK KR1" style:font-style-complex="normal"/>
    </style:style>
    <style:style style:name="P159" style:family="paragraph" style:parent-style-name="Standard">
      <style:text-properties style:font-name="Noto Serif CJK KR1" fo:font-style="normal" officeooo:rsid="00b4f795" officeooo:paragraph-rsid="011e0f13" style:font-name-asian="Noto Serif CJK KR1" style:font-style-asian="normal" style:font-name-complex="Noto Serif CJK KR1" style:font-style-complex="normal"/>
    </style:style>
    <style:style style:name="P160" style:family="paragraph" style:parent-style-name="Standard">
      <style:text-properties style:font-name="Noto Serif CJK KR1" fo:font-style="normal" officeooo:rsid="00b4f795" officeooo:paragraph-rsid="0120d130" style:font-name-asian="Noto Serif CJK KR1" style:font-style-asian="normal" style:font-name-complex="Noto Serif CJK KR1" style:font-style-complex="normal"/>
    </style:style>
    <style:style style:name="P161" style:family="paragraph" style:parent-style-name="Standard">
      <style:text-properties style:font-name="Noto Serif CJK KR1" fo:font-style="normal" officeooo:rsid="00b4f795" officeooo:paragraph-rsid="0121921f" style:font-name-asian="Noto Serif CJK KR1" style:font-style-asian="normal" style:font-name-complex="Noto Serif CJK KR1" style:font-style-complex="normal"/>
    </style:style>
    <style:style style:name="P162" style:family="paragraph" style:parent-style-name="Standard">
      <style:text-properties style:font-name="Noto Serif CJK KR1" fo:font-style="normal" officeooo:rsid="00b4f795" officeooo:paragraph-rsid="01235081" style:font-name-asian="Noto Serif CJK KR1" style:font-style-asian="normal" style:font-name-complex="Noto Serif CJK KR1" style:font-style-complex="normal"/>
    </style:style>
    <style:style style:name="P163" style:family="paragraph" style:parent-style-name="Standard">
      <style:text-properties style:font-name="Noto Serif CJK KR1" fo:font-style="normal" officeooo:rsid="00b4f795" officeooo:paragraph-rsid="01253f0f" style:font-name-asian="Noto Serif CJK KR1" style:font-style-asian="normal" style:font-name-complex="Noto Serif CJK KR1" style:font-style-complex="normal"/>
    </style:style>
    <style:style style:name="P164" style:family="paragraph" style:parent-style-name="Standard">
      <style:text-properties style:font-name="Noto Serif CJK KR1" fo:font-style="normal" officeooo:rsid="00b4f795" officeooo:paragraph-rsid="0129547a" style:font-name-asian="Noto Serif CJK KR1" style:font-style-asian="normal" style:font-name-complex="Noto Serif CJK KR1" style:font-style-complex="normal"/>
    </style:style>
    <style:style style:name="P165" style:family="paragraph" style:parent-style-name="Standard">
      <style:text-properties style:font-name="Noto Serif CJK KR1" fo:font-style="normal" officeooo:rsid="00b4f795" officeooo:paragraph-rsid="012a5e87" style:font-name-asian="Noto Serif CJK KR1" style:font-style-asian="normal" style:font-name-complex="Noto Serif CJK KR1" style:font-style-complex="normal"/>
    </style:style>
    <style:style style:name="P166" style:family="paragraph" style:parent-style-name="Standard">
      <style:text-properties style:font-name="Noto Serif CJK KR1" fo:font-style="normal" officeooo:rsid="00b4f795" officeooo:paragraph-rsid="012f3c35" style:font-name-asian="Noto Serif CJK KR1" style:font-style-asian="normal" style:font-name-complex="Noto Serif CJK KR1" style:font-style-complex="normal"/>
    </style:style>
    <style:style style:name="P167" style:family="paragraph" style:parent-style-name="Standard">
      <style:text-properties style:font-name="Noto Serif CJK KR1" fo:font-style="normal" officeooo:rsid="0092d211" officeooo:paragraph-rsid="00d641ea" style:font-name-asian="Noto Serif CJK KR1" style:font-style-asian="normal" style:font-name-complex="Noto Serif CJK KR1" style:font-style-complex="normal"/>
    </style:style>
    <style:style style:name="P168" style:family="paragraph" style:parent-style-name="Standard">
      <style:text-properties style:font-name="Noto Serif CJK KR1" fo:font-style="normal" officeooo:rsid="0092d211" officeooo:paragraph-rsid="01326c7f" style:font-name-asian="Noto Serif CJK KR1" style:font-style-asian="normal" style:font-name-complex="Noto Serif CJK KR1" style:font-style-complex="normal"/>
    </style:style>
    <style:style style:name="P169" style:family="paragraph" style:parent-style-name="Standard">
      <style:text-properties style:font-name="Noto Serif CJK KR1" fo:font-style="normal" officeooo:rsid="0071a906" officeooo:paragraph-rsid="0134287e" style:font-name-asian="Noto Serif CJK KR1" style:font-style-asian="normal" style:font-name-complex="Noto Serif CJK KR1" style:font-style-complex="normal"/>
    </style:style>
    <style:style style:name="P170" style:family="paragraph" style:parent-style-name="Standard">
      <style:text-properties style:font-name="Noto Serif CJK KR1" fo:font-style="normal" officeooo:rsid="0071a906" officeooo:paragraph-rsid="0134b3f5" style:font-name-asian="Noto Serif CJK KR1" style:font-style-asian="normal" style:font-name-complex="Noto Serif CJK KR1" style:font-style-complex="normal"/>
    </style:style>
    <style:style style:name="P171" style:family="paragraph" style:parent-style-name="Standard">
      <style:text-properties style:font-name="Noto Serif CJK KR1" fo:font-style="normal" officeooo:rsid="0071a906" officeooo:paragraph-rsid="01353b07" style:font-name-asian="Noto Serif CJK KR1" style:font-style-asian="normal" style:font-name-complex="Noto Serif CJK KR1" style:font-style-complex="normal"/>
    </style:style>
    <style:style style:name="P172" style:family="paragraph" style:parent-style-name="Standard">
      <style:text-properties style:font-name="Noto Serif CJK KR1" fo:font-style="normal" officeooo:rsid="0071a906" officeooo:paragraph-rsid="013a869f" style:font-name-asian="Noto Serif CJK KR1" style:font-style-asian="normal" style:font-name-complex="Noto Serif CJK KR1" style:font-style-complex="normal"/>
    </style:style>
    <style:style style:name="P173" style:family="paragraph" style:parent-style-name="Standard">
      <style:text-properties style:font-name="Noto Serif CJK KR1" fo:font-style="normal" officeooo:rsid="0071a906" officeooo:paragraph-rsid="013bf393" style:font-name-asian="Noto Serif CJK KR1" style:font-style-asian="normal" style:font-name-complex="Noto Serif CJK KR1" style:font-style-complex="normal"/>
    </style:style>
    <style:style style:name="P174" style:family="paragraph" style:parent-style-name="Standard">
      <style:text-properties style:font-name="Noto Serif CJK KR1" fo:font-style="normal" officeooo:rsid="0071a906" officeooo:paragraph-rsid="013dd6c1" style:font-name-asian="Noto Serif CJK KR1" style:font-style-asian="normal" style:font-name-complex="Noto Serif CJK KR1" style:font-style-complex="normal"/>
    </style:style>
    <style:style style:name="P175" style:family="paragraph" style:parent-style-name="Standard">
      <style:text-properties style:font-name="Noto Serif CJK KR1" fo:font-style="normal" officeooo:rsid="0071a906" officeooo:paragraph-rsid="013f5208" style:font-name-asian="Noto Serif CJK KR1" style:font-style-asian="normal" style:font-name-complex="Noto Serif CJK KR1" style:font-style-complex="normal"/>
    </style:style>
    <style:style style:name="P176" style:family="paragraph" style:parent-style-name="Standard">
      <style:text-properties style:font-name="Noto Serif CJK KR1" fo:font-style="normal" officeooo:rsid="0071a906" officeooo:paragraph-rsid="013fc324" style:font-name-asian="Noto Serif CJK KR1" style:font-style-asian="normal" style:font-name-complex="Noto Serif CJK KR1" style:font-style-complex="normal"/>
    </style:style>
    <style:style style:name="P177" style:family="paragraph" style:parent-style-name="Standard">
      <style:text-properties style:font-name="Noto Serif CJK KR1" fo:font-style="normal" officeooo:rsid="0071a906" officeooo:paragraph-rsid="0140f190" style:font-name-asian="Noto Serif CJK KR1" style:font-style-asian="normal" style:font-name-complex="Noto Serif CJK KR1" style:font-style-complex="normal"/>
    </style:style>
    <style:style style:name="P178" style:family="paragraph" style:parent-style-name="Standard">
      <style:text-properties style:font-name="Noto Serif CJK KR1" fo:font-style="normal" officeooo:rsid="0071a906" officeooo:paragraph-rsid="014a4991" style:font-name-asian="Noto Serif CJK KR1" style:font-style-asian="normal" style:font-name-complex="Noto Serif CJK KR1" style:font-style-complex="normal"/>
    </style:style>
    <style:style style:name="P179" style:family="paragraph" style:parent-style-name="Standard">
      <style:text-properties style:font-name="Noto Serif CJK KR1" fo:font-style="normal" officeooo:rsid="0071a906" officeooo:paragraph-rsid="014c0296" style:font-name-asian="Noto Serif CJK KR1" style:font-style-asian="normal" style:font-name-complex="Noto Serif CJK KR1" style:font-style-complex="normal"/>
    </style:style>
    <style:style style:name="P180" style:family="paragraph" style:parent-style-name="Standard">
      <style:text-properties style:font-name="Noto Serif CJK KR1" fo:font-style="normal" officeooo:rsid="0071a906" officeooo:paragraph-rsid="014d4ee6" style:font-name-asian="Noto Serif CJK KR1" style:font-style-asian="normal" style:font-name-complex="Noto Serif CJK KR1" style:font-style-complex="normal"/>
    </style:style>
    <style:style style:name="P181" style:family="paragraph" style:parent-style-name="Standard">
      <style:text-properties style:font-name="Noto Serif CJK KR1" fo:font-style="normal" officeooo:rsid="0071a906" officeooo:paragraph-rsid="014e4f41" style:font-name-asian="Noto Serif CJK KR1" style:font-style-asian="normal" style:font-name-complex="Noto Serif CJK KR1" style:font-style-complex="normal"/>
    </style:style>
    <style:style style:name="P182" style:family="paragraph" style:parent-style-name="Standard">
      <style:text-properties style:font-name="Noto Serif CJK KR1" fo:font-style="normal" officeooo:rsid="0071a906" officeooo:paragraph-rsid="014f2c58" style:font-name-asian="Noto Serif CJK KR1" style:font-style-asian="normal" style:font-name-complex="Noto Serif CJK KR1" style:font-style-complex="normal"/>
    </style:style>
    <style:style style:name="P183" style:family="paragraph" style:parent-style-name="Standard">
      <style:text-properties style:font-name="Noto Serif CJK KR1" fo:font-style="normal" officeooo:rsid="0071a906" officeooo:paragraph-rsid="01505692" style:font-name-asian="Noto Serif CJK KR1" style:font-style-asian="normal" style:font-name-complex="Noto Serif CJK KR1" style:font-style-complex="normal"/>
    </style:style>
    <style:style style:name="P184" style:family="paragraph" style:parent-style-name="Standard">
      <style:text-properties style:font-name="Noto Serif CJK KR1" fo:font-style="normal" officeooo:rsid="0071a906" officeooo:paragraph-rsid="01514d0c" style:font-name-asian="Noto Serif CJK KR1" style:font-style-asian="normal" style:font-name-complex="Noto Serif CJK KR1" style:font-style-complex="normal"/>
    </style:style>
    <style:style style:name="P185" style:family="paragraph" style:parent-style-name="Standard">
      <style:text-properties style:font-name="Noto Serif CJK KR1" fo:font-style="normal" officeooo:rsid="0071a906" officeooo:paragraph-rsid="01548fed" style:font-name-asian="Noto Serif CJK KR1" style:font-style-asian="normal" style:font-name-complex="Noto Serif CJK KR1" style:font-style-complex="normal"/>
    </style:style>
    <style:style style:name="P186" style:family="paragraph" style:parent-style-name="Standard">
      <style:text-properties style:font-name="Noto Serif CJK KR1" fo:font-style="normal" officeooo:rsid="0071a906" officeooo:paragraph-rsid="0155dbb3" style:font-name-asian="Noto Serif CJK KR1" style:font-style-asian="normal" style:font-name-complex="Noto Serif CJK KR1" style:font-style-complex="normal"/>
    </style:style>
    <style:style style:name="P187" style:family="paragraph" style:parent-style-name="Standard">
      <style:text-properties style:font-name="Noto Serif CJK KR1" fo:font-style="normal" officeooo:rsid="0071a906" officeooo:paragraph-rsid="0156ecfc" style:font-name-asian="Noto Serif CJK KR1" style:font-style-asian="normal" style:font-name-complex="Noto Serif CJK KR1" style:font-style-complex="normal"/>
    </style:style>
    <style:style style:name="P188" style:family="paragraph" style:parent-style-name="Standard">
      <style:text-properties style:font-name="Noto Serif CJK KR1" fo:font-style="normal" officeooo:rsid="0071a906" officeooo:paragraph-rsid="0156fb5a" style:font-name-asian="Noto Serif CJK KR1" style:font-style-asian="normal" style:font-name-complex="Noto Serif CJK KR1" style:font-style-complex="normal"/>
    </style:style>
    <style:style style:name="P189" style:family="paragraph" style:parent-style-name="Standard">
      <style:text-properties style:font-name="Noto Serif CJK KR1" fo:font-style="normal" officeooo:rsid="0071a906" officeooo:paragraph-rsid="0159631d" style:font-name-asian="Noto Serif CJK KR1" style:font-style-asian="normal" style:font-name-complex="Noto Serif CJK KR1" style:font-style-complex="normal"/>
    </style:style>
    <style:style style:name="P190" style:family="paragraph" style:parent-style-name="Standard">
      <style:text-properties style:font-name="Noto Serif CJK KR1" fo:font-style="normal" officeooo:rsid="0071a906" officeooo:paragraph-rsid="015b5b1e" style:font-name-asian="Noto Serif CJK KR1" style:font-style-asian="normal" style:font-name-complex="Noto Serif CJK KR1" style:font-style-complex="normal"/>
    </style:style>
    <style:style style:name="P191" style:family="paragraph" style:parent-style-name="Standard">
      <style:text-properties style:font-name="Noto Serif CJK KR1" fo:font-style="normal" officeooo:rsid="0160ae6e" officeooo:paragraph-rsid="0160ae6e" style:font-name-asian="Noto Serif CJK KR1" style:font-style-asian="normal" style:font-name-complex="Noto Serif CJK KR1" style:font-style-complex="normal"/>
    </style:style>
    <style:style style:name="P192" style:family="paragraph" style:parent-style-name="Standard">
      <style:text-properties style:font-name="Noto Serif CJK KR1" fo:font-style="normal" officeooo:rsid="007f022b" officeooo:paragraph-rsid="00d4a334" style:font-name-asian="Noto Serif CJK KR1" style:font-style-asian="normal" style:font-name-complex="Noto Serif CJK KR1" style:font-style-complex="normal"/>
    </style:style>
    <style:style style:name="P193" style:family="paragraph" style:parent-style-name="Standard">
      <style:text-properties style:font-name="Noto Serif CJK KR1" fo:font-style="normal" officeooo:rsid="007f022b" officeooo:paragraph-rsid="01628470" style:font-name-asian="Noto Serif CJK KR1" style:font-style-asian="normal" style:font-name-complex="Noto Serif CJK KR1" style:font-style-complex="normal"/>
    </style:style>
    <style:style style:name="P194" style:family="paragraph" style:parent-style-name="Standard">
      <style:text-properties style:font-name="Noto Serif CJK KR1" fo:font-size="16pt" fo:font-style="normal" fo:font-weight="bold" officeooo:rsid="00b4f795" officeooo:paragraph-rsid="012f3c35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95" style:family="paragraph" style:parent-style-name="Standard">
      <style:text-properties style:font-name="Noto Serif CJK KR1" fo:font-size="16pt" fo:font-style="normal" fo:font-weight="bold" officeooo:rsid="00b4f795" officeooo:paragraph-rsid="014627a4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96" style:family="paragraph" style:parent-style-name="Standard">
      <style:text-properties style:font-name="Noto Serif CJK KR1" fo:font-size="16pt" fo:font-style="normal" fo:font-weight="bold" officeooo:rsid="00b4f795" officeooo:paragraph-rsid="0151b16f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97" style:family="paragraph" style:parent-style-name="Standard">
      <style:text-properties style:font-name="Noto Serif CJK KR1" fo:font-size="16pt" fo:font-style="normal" fo:font-weight="bold" officeooo:rsid="015ebc6c" officeooo:paragraph-rsid="015ebc6c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98" style:family="paragraph" style:parent-style-name="Standard">
      <style:text-properties officeooo:paragraph-rsid="00e328e0"/>
    </style:style>
    <style:style style:name="T1" style:family="text">
      <style:text-properties officeooo:rsid="006d2cb4"/>
    </style:style>
    <style:style style:name="T2" style:family="text">
      <style:text-properties officeooo:rsid="00796715"/>
    </style:style>
    <style:style style:name="T3" style:family="text">
      <style:text-properties officeooo:rsid="007a9282"/>
    </style:style>
    <style:style style:name="T4" style:family="text">
      <style:text-properties officeooo:rsid="008525d8"/>
    </style:style>
    <style:style style:name="T5" style:family="text">
      <style:text-properties officeooo:rsid="0085e3aa"/>
    </style:style>
    <style:style style:name="T6" style:family="text">
      <style:text-properties officeooo:rsid="00889dc3"/>
    </style:style>
    <style:style style:name="T7" style:family="text">
      <style:text-properties officeooo:rsid="008e99de"/>
    </style:style>
    <style:style style:name="T8" style:family="text">
      <style:text-properties officeooo:rsid="0092002a"/>
    </style:style>
    <style:style style:name="T9" style:family="text">
      <style:text-properties officeooo:rsid="0092d211"/>
    </style:style>
    <style:style style:name="T10" style:family="text">
      <style:text-properties officeooo:rsid="0095ace9"/>
    </style:style>
    <style:style style:name="T11" style:family="text">
      <style:text-properties officeooo:rsid="009a7edb"/>
    </style:style>
    <style:style style:name="T12" style:family="text">
      <style:text-properties officeooo:rsid="009c3587"/>
    </style:style>
    <style:style style:name="T13" style:family="text">
      <style:text-properties officeooo:rsid="00a4a347"/>
    </style:style>
    <style:style style:name="T14" style:family="text">
      <style:text-properties style:font-name="Noto Serif CJK KR1" fo:font-style="normal" officeooo:rsid="00615aed" style:font-name-asian="Noto Serif CJK KR1" style:font-style-asian="normal" style:font-name-complex="Noto Serif CJK KR1" style:font-style-complex="normal"/>
    </style:style>
    <style:style style:name="T15" style:family="text">
      <style:text-properties style:font-name="Noto Serif CJK KR1" fo:font-style="normal" officeooo:rsid="001861d9" style:font-name-asian="Noto Serif CJK KR1" style:font-style-asian="normal" style:font-name-complex="Noto Serif CJK KR1" style:font-style-complex="normal"/>
    </style:style>
    <style:style style:name="T16" style:family="text">
      <style:text-properties style:font-name="Noto Serif CJK KR1" fo:font-style="normal" officeooo:rsid="0063090c" style:font-name-asian="Noto Serif CJK KR1" style:font-style-asian="normal" style:font-name-complex="Noto Serif CJK KR1" style:font-style-complex="normal"/>
    </style:style>
    <style:style style:name="T17" style:family="text">
      <style:text-properties style:font-name="Noto Serif CJK KR1" fo:font-style="normal" officeooo:rsid="00bca2aa" style:font-name-asian="Noto Serif CJK KR1" style:font-style-asian="normal" style:font-name-complex="Noto Serif CJK KR1" style:font-style-complex="normal"/>
    </style:style>
    <style:style style:name="T18" style:family="text">
      <style:text-properties style:font-name="Noto Serif CJK KR1" fo:font-style="normal" officeooo:rsid="001dc698" style:font-name-asian="Noto Serif CJK KR1" style:font-style-asian="normal" style:font-name-complex="Noto Serif CJK KR1" style:font-style-complex="normal"/>
    </style:style>
    <style:style style:name="T19" style:family="text">
      <style:text-properties style:font-name="Noto Serif CJK KR1" fo:font-style="normal" officeooo:rsid="00c22671" style:font-name-asian="Noto Serif CJK KR1" style:font-style-asian="normal" style:font-name-complex="Noto Serif CJK KR1" style:font-style-complex="normal"/>
    </style:style>
    <style:style style:name="T20" style:family="text">
      <style:text-properties style:font-name="Noto Serif CJK KR1" fo:font-style="normal" officeooo:rsid="00637d41" style:font-name-asian="Noto Serif CJK KR1" style:font-style-asian="normal" style:font-name-complex="Noto Serif CJK KR1" style:font-style-complex="normal"/>
    </style:style>
    <style:style style:name="T21" style:family="text">
      <style:text-properties style:font-name="Noto Serif CJK KR1" fo:font-style="normal" officeooo:rsid="00647219" style:font-name-asian="Noto Serif CJK KR1" style:font-style-asian="normal" style:font-name-complex="Noto Serif CJK KR1" style:font-style-complex="normal"/>
    </style:style>
    <style:style style:name="T22" style:family="text">
      <style:text-properties style:font-name="Noto Serif CJK KR1" fo:font-style="normal" officeooo:rsid="00c2d756" style:font-name-asian="Noto Serif CJK KR1" style:font-style-asian="normal" style:font-name-complex="Noto Serif CJK KR1" style:font-style-complex="normal"/>
    </style:style>
    <style:style style:name="T23" style:family="text">
      <style:text-properties style:font-name="Noto Serif CJK KR1" fo:font-style="normal" officeooo:rsid="0064019b" style:font-name-asian="Noto Serif CJK KR1" style:font-style-asian="normal" style:font-name-complex="Noto Serif CJK KR1" style:font-style-complex="normal"/>
    </style:style>
    <style:style style:name="T24" style:family="text">
      <style:text-properties style:font-name="Noto Serif CJK KR1" fo:font-style="normal" officeooo:rsid="00c2dabe" style:font-name-asian="Noto Serif CJK KR1" style:font-style-asian="normal" style:font-name-complex="Noto Serif CJK KR1" style:font-style-complex="normal"/>
    </style:style>
    <style:style style:name="T25" style:family="text">
      <style:text-properties style:font-name="Noto Serif CJK KR1" fo:font-style="normal" officeooo:rsid="00c3f774" style:font-name-asian="Noto Serif CJK KR1" style:font-style-asian="normal" style:font-name-complex="Noto Serif CJK KR1" style:font-style-complex="normal"/>
    </style:style>
    <style:style style:name="T26" style:family="text">
      <style:text-properties style:font-name="Noto Serif CJK KR1" fo:font-style="normal" officeooo:rsid="0065d790" style:font-name-asian="Noto Serif CJK KR1" style:font-style-asian="normal" style:font-name-complex="Noto Serif CJK KR1" style:font-style-complex="normal"/>
    </style:style>
    <style:style style:name="T27" style:family="text">
      <style:text-properties style:font-name="Noto Serif CJK KR1" fo:font-style="normal" officeooo:rsid="00c4d8c6" style:font-name-asian="Noto Serif CJK KR1" style:font-style-asian="normal" style:font-name-complex="Noto Serif CJK KR1" style:font-style-complex="normal"/>
    </style:style>
    <style:style style:name="T28" style:family="text">
      <style:text-properties style:font-name="Noto Serif CJK KR1" fo:font-style="normal" officeooo:rsid="00c69d96" style:font-name-asian="Noto Serif CJK KR1" style:font-style-asian="normal" style:font-name-complex="Noto Serif CJK KR1" style:font-style-complex="normal"/>
    </style:style>
    <style:style style:name="T29" style:family="text">
      <style:text-properties style:font-name="Noto Serif CJK KR1" fo:font-style="normal" officeooo:rsid="00c87101" style:font-name-asian="Noto Serif CJK KR1" style:font-style-asian="normal" style:font-name-complex="Noto Serif CJK KR1" style:font-style-complex="normal"/>
    </style:style>
    <style:style style:name="T30" style:family="text">
      <style:text-properties style:font-name="Noto Serif CJK KR1" fo:font-style="normal" officeooo:rsid="00c9e504" style:font-name-asian="Noto Serif CJK KR1" style:font-style-asian="normal" style:font-name-complex="Noto Serif CJK KR1" style:font-style-complex="normal"/>
    </style:style>
    <style:style style:name="T31" style:family="text">
      <style:text-properties style:font-name="Noto Serif CJK KR1" fo:font-style="normal" officeooo:rsid="00b2b2c4" style:font-name-asian="Noto Serif CJK KR1" style:font-style-asian="normal" style:font-name-complex="Noto Serif CJK KR1" style:font-style-complex="normal"/>
    </style:style>
    <style:style style:name="T32" style:family="text">
      <style:text-properties style:font-name="Noto Serif CJK KR1" fo:font-style="normal" officeooo:rsid="00ec1002" style:font-name-asian="Noto Serif CJK KR1" style:font-style-asian="normal" style:font-name-complex="Noto Serif CJK KR1" style:font-style-complex="normal"/>
    </style:style>
    <style:style style:name="T33" style:family="text">
      <style:text-properties officeooo:rsid="001dc698"/>
    </style:style>
    <style:style style:name="T34" style:family="text">
      <style:text-properties officeooo:rsid="00bca2aa"/>
    </style:style>
    <style:style style:name="T35" style:family="text">
      <style:text-properties officeooo:rsid="00615aed"/>
    </style:style>
    <style:style style:name="T36" style:family="text">
      <style:text-properties officeooo:rsid="001861d9"/>
    </style:style>
    <style:style style:name="T37" style:family="text">
      <style:text-properties fo:color="#3465a4" style:font-name="Noto Serif CJK KR1" fo:font-style="normal" officeooo:rsid="00bca2aa" style:font-name-asian="Noto Serif CJK KR1" style:font-style-asian="normal" style:font-name-complex="Noto Serif CJK KR1" style:font-style-complex="normal"/>
    </style:style>
    <style:style style:name="T38" style:family="text">
      <style:text-properties fo:color="#3465a4" style:font-name="Noto Serif CJK KR1" fo:font-style="normal" officeooo:rsid="00c2d756" style:font-name-asian="Noto Serif CJK KR1" style:font-style-asian="normal" style:font-name-complex="Noto Serif CJK KR1" style:font-style-complex="normal"/>
    </style:style>
    <style:style style:name="T39" style:family="text">
      <style:text-properties fo:color="#3465a4" style:font-name="Noto Serif CJK KR1" fo:font-style="normal" officeooo:rsid="00c4d8c6" style:font-name-asian="Noto Serif CJK KR1" style:font-style-asian="normal" style:font-name-complex="Noto Serif CJK KR1" style:font-style-complex="normal"/>
    </style:style>
    <style:style style:name="T40" style:family="text">
      <style:text-properties officeooo:rsid="0063090c"/>
    </style:style>
    <style:style style:name="T41" style:family="text">
      <style:text-properties officeooo:rsid="00bd7407"/>
    </style:style>
    <style:style style:name="T42" style:family="text">
      <style:text-properties officeooo:rsid="00bf4ed7"/>
    </style:style>
    <style:style style:name="T43" style:family="text">
      <style:text-properties officeooo:rsid="00c05133"/>
    </style:style>
    <style:style style:name="T44" style:family="text">
      <style:text-properties officeooo:rsid="00c22671"/>
    </style:style>
    <style:style style:name="T45" style:family="text">
      <style:text-properties officeooo:rsid="00c2d756"/>
    </style:style>
    <style:style style:name="T46" style:family="text">
      <style:text-properties officeooo:rsid="00c3f774"/>
    </style:style>
    <style:style style:name="T47" style:family="text">
      <style:text-properties officeooo:rsid="00c490c3"/>
    </style:style>
    <style:style style:name="T48" style:family="text">
      <style:text-properties officeooo:rsid="00c4d8c6"/>
    </style:style>
    <style:style style:name="T49" style:family="text">
      <style:text-properties officeooo:rsid="00c69d96"/>
    </style:style>
    <style:style style:name="T50" style:family="text">
      <style:text-properties officeooo:rsid="00c87101"/>
    </style:style>
    <style:style style:name="T51" style:family="text">
      <style:text-properties officeooo:rsid="00c9e504"/>
    </style:style>
    <style:style style:name="T52" style:family="text">
      <style:text-properties officeooo:rsid="0066c28c"/>
    </style:style>
    <style:style style:name="T53" style:family="text">
      <style:text-properties officeooo:rsid="00cb915b"/>
    </style:style>
    <style:style style:name="T54" style:family="text">
      <style:text-properties officeooo:rsid="00cc49fa"/>
    </style:style>
    <style:style style:name="T55" style:family="text">
      <style:text-properties officeooo:rsid="00ce3e30"/>
    </style:style>
    <style:style style:name="T56" style:family="text">
      <style:text-properties officeooo:rsid="00ce702d"/>
    </style:style>
    <style:style style:name="T57" style:family="text">
      <style:text-properties officeooo:rsid="00cfb956"/>
    </style:style>
    <style:style style:name="T58" style:family="text">
      <style:text-properties officeooo:rsid="00d16935"/>
    </style:style>
    <style:style style:name="T59" style:family="text">
      <style:text-properties officeooo:rsid="00d27ca0"/>
    </style:style>
    <style:style style:name="T60" style:family="text">
      <style:text-properties officeooo:rsid="00d432b9"/>
    </style:style>
    <style:style style:name="T61" style:family="text">
      <style:text-properties officeooo:rsid="00d4a334"/>
    </style:style>
    <style:style style:name="T62" style:family="text">
      <style:text-properties officeooo:rsid="00d641ea"/>
    </style:style>
    <style:style style:name="T63" style:family="text">
      <style:text-properties officeooo:rsid="00d6c3c0"/>
    </style:style>
    <style:style style:name="T64" style:family="text">
      <style:text-properties officeooo:rsid="00d74dd0"/>
    </style:style>
    <style:style style:name="T65" style:family="text">
      <style:text-properties officeooo:rsid="00da5029"/>
    </style:style>
    <style:style style:name="T66" style:family="text">
      <style:text-properties officeooo:rsid="00811fc7"/>
    </style:style>
    <style:style style:name="T67" style:family="text">
      <style:text-properties officeooo:rsid="00dbfc19"/>
    </style:style>
    <style:style style:name="T68" style:family="text">
      <style:text-properties officeooo:rsid="00dcf9e3"/>
    </style:style>
    <style:style style:name="T69" style:family="text">
      <style:text-properties officeooo:rsid="00dd6313"/>
    </style:style>
    <style:style style:name="T70" style:family="text">
      <style:text-properties officeooo:rsid="00df6955"/>
    </style:style>
    <style:style style:name="T71" style:family="text">
      <style:text-properties officeooo:rsid="00e328e0"/>
    </style:style>
    <style:style style:name="T72" style:family="text">
      <style:text-properties officeooo:rsid="00e76d05"/>
    </style:style>
    <style:style style:name="T73" style:family="text">
      <style:text-properties officeooo:rsid="00e8d160"/>
    </style:style>
    <style:style style:name="T74" style:family="text">
      <style:text-properties officeooo:rsid="00ec1002"/>
    </style:style>
    <style:style style:name="T75" style:family="text">
      <style:text-properties officeooo:rsid="00eeb776"/>
    </style:style>
    <style:style style:name="T76" style:family="text">
      <style:text-properties officeooo:rsid="00f069cf"/>
    </style:style>
    <style:style style:name="T77" style:family="text">
      <style:text-properties officeooo:rsid="00f21558"/>
    </style:style>
    <style:style style:name="T78" style:family="text">
      <style:text-properties officeooo:rsid="00f6542a"/>
    </style:style>
    <style:style style:name="T79" style:family="text">
      <style:text-properties officeooo:rsid="00f9ff5e"/>
    </style:style>
    <style:style style:name="T80" style:family="text">
      <style:text-properties officeooo:rsid="00fbf55a"/>
    </style:style>
    <style:style style:name="T81" style:family="text">
      <style:text-properties officeooo:rsid="00fee11d"/>
    </style:style>
    <style:style style:name="T82" style:family="text">
      <style:text-properties officeooo:rsid="0101570c"/>
    </style:style>
    <style:style style:name="T83" style:family="text">
      <style:text-properties officeooo:rsid="010232c5"/>
    </style:style>
    <style:style style:name="T84" style:family="text">
      <style:text-properties officeooo:rsid="0103d202"/>
    </style:style>
    <style:style style:name="T85" style:family="text">
      <style:text-properties officeooo:rsid="0103d68f"/>
    </style:style>
    <style:style style:name="T86" style:family="text">
      <style:text-properties officeooo:rsid="01046ff2"/>
    </style:style>
    <style:style style:name="T87" style:family="text">
      <style:text-properties officeooo:rsid="01066619"/>
    </style:style>
    <style:style style:name="T88" style:family="text">
      <style:text-properties officeooo:rsid="01078700"/>
    </style:style>
    <style:style style:name="T89" style:family="text">
      <style:text-properties officeooo:rsid="01092f0f"/>
    </style:style>
    <style:style style:name="T90" style:family="text">
      <style:text-properties officeooo:rsid="010ab01c"/>
    </style:style>
    <style:style style:name="T91" style:family="text">
      <style:text-properties officeooo:rsid="010acd5a"/>
    </style:style>
    <style:style style:name="T92" style:family="text">
      <style:text-properties officeooo:rsid="010bbf1c"/>
    </style:style>
    <style:style style:name="T93" style:family="text">
      <style:text-properties officeooo:rsid="010cbfb2"/>
    </style:style>
    <style:style style:name="T94" style:family="text">
      <style:text-properties officeooo:rsid="0110e720"/>
    </style:style>
    <style:style style:name="T95" style:family="text">
      <style:text-properties officeooo:rsid="0116c81a"/>
    </style:style>
    <style:style style:name="T96" style:family="text">
      <style:text-properties officeooo:rsid="0117e5a9"/>
    </style:style>
    <style:style style:name="T97" style:family="text">
      <style:text-properties officeooo:rsid="01186908"/>
    </style:style>
    <style:style style:name="T98" style:family="text">
      <style:text-properties officeooo:rsid="0119d372"/>
    </style:style>
    <style:style style:name="T99" style:family="text">
      <style:text-properties officeooo:rsid="011ccdb3"/>
    </style:style>
    <style:style style:name="T100" style:family="text">
      <style:text-properties officeooo:rsid="011e0f13"/>
    </style:style>
    <style:style style:name="T101" style:family="text">
      <style:text-properties officeooo:rsid="011f2783"/>
    </style:style>
    <style:style style:name="T102" style:family="text">
      <style:text-properties officeooo:rsid="0120d130"/>
    </style:style>
    <style:style style:name="T103" style:family="text">
      <style:text-properties officeooo:rsid="01235081"/>
    </style:style>
    <style:style style:name="T104" style:family="text">
      <style:text-properties officeooo:rsid="01253f0f"/>
    </style:style>
    <style:style style:name="T105" style:family="text">
      <style:text-properties officeooo:rsid="012822de"/>
    </style:style>
    <style:style style:name="T106" style:family="text">
      <style:text-properties officeooo:rsid="0129547a"/>
    </style:style>
    <style:style style:name="T107" style:family="text">
      <style:text-properties officeooo:rsid="012a5e87"/>
    </style:style>
    <style:style style:name="T108" style:family="text">
      <style:text-properties style:font-name="Noto Serif CJK KR1" officeooo:rsid="014d4ee6" style:font-name-asian="Noto Serif CJK KR1" style:font-name-complex="Noto Serif CJK KR1"/>
    </style:style>
    <style:style style:name="T109" style:family="text">
      <style:text-properties style:font-name="Noto Serif CJK KR1" officeooo:rsid="00615aed" style:font-name-asian="Noto Serif CJK KR1" style:font-name-complex="Noto Serif CJK KR1"/>
    </style:style>
    <style:style style:name="T110" style:family="text">
      <style:text-properties style:font-name="Noto Serif CJK KR1" officeooo:rsid="001dc698" style:font-name-asian="Noto Serif CJK KR1" style:font-name-complex="Noto Serif CJK KR1"/>
    </style:style>
    <style:style style:name="T111" style:family="text">
      <style:text-properties style:font-name="Noto Serif CJK KR1" officeooo:rsid="014e4f41" style:font-name-asian="Noto Serif CJK KR1" style:font-name-complex="Noto Serif CJK KR1"/>
    </style:style>
    <style:style style:name="T112" style:family="text">
      <style:text-properties style:font-name="Noto Serif CJK KR1" officeooo:rsid="001861d9" style:font-name-asian="Noto Serif CJK KR1" style:font-name-complex="Noto Serif CJK KR1"/>
    </style:style>
    <style:style style:name="T113" style:family="text">
      <style:text-properties style:font-name="Noto Serif CJK KR1" officeooo:rsid="01505692" style:font-name-asian="Noto Serif CJK KR1" style:font-name-complex="Noto Serif CJK KR1"/>
    </style:style>
    <style:style style:name="T114" style:family="text">
      <style:text-properties style:font-name="Noto Serif CJK KR1" officeooo:rsid="01548fed" style:font-name-asian="Noto Serif CJK KR1" style:font-name-complex="Noto Serif CJK KR1"/>
    </style:style>
    <style:style style:name="T115" style:family="text">
      <style:text-properties style:font-name="Noto Serif CJK KR1" officeooo:rsid="0155dbb3" style:font-name-asian="Noto Serif CJK KR1" style:font-name-complex="Noto Serif CJK KR1"/>
    </style:style>
    <style:style style:name="T116" style:family="text">
      <style:text-properties style:font-name="Noto Serif CJK KR1" officeooo:rsid="0156ecfc" style:font-name-asian="Noto Serif CJK KR1" style:font-name-complex="Noto Serif CJK KR1"/>
    </style:style>
    <style:style style:name="T117" style:family="text">
      <style:text-properties style:font-name="Noto Serif CJK KR1" officeooo:rsid="0156fb5a" style:font-name-asian="Noto Serif CJK KR1" style:font-name-complex="Noto Serif CJK KR1"/>
    </style:style>
    <style:style style:name="T118" style:family="text">
      <style:text-properties style:font-name="Noto Serif CJK KR1" officeooo:rsid="015786a0" style:font-name-asian="Noto Serif CJK KR1" style:font-name-complex="Noto Serif CJK KR1"/>
    </style:style>
    <style:style style:name="T119" style:family="text">
      <style:text-properties style:font-name="Noto Serif CJK KR1" officeooo:rsid="0159631d" style:font-name-asian="Noto Serif CJK KR1" style:font-name-complex="Noto Serif CJK KR1"/>
    </style:style>
    <style:style style:name="T120" style:family="text">
      <style:text-properties style:font-name="Noto Serif CJK KR1" officeooo:rsid="015b5b1e" style:font-name-asian="Noto Serif CJK KR1" style:font-name-complex="Noto Serif CJK KR1"/>
    </style:style>
    <style:style style:name="T121" style:family="text">
      <style:text-properties officeooo:rsid="012ca3d1"/>
    </style:style>
    <style:style style:name="T122" style:family="text">
      <style:text-properties officeooo:rsid="012f3c35"/>
    </style:style>
    <style:style style:name="T123" style:family="text">
      <style:text-properties officeooo:rsid="01326c7f"/>
    </style:style>
    <style:style style:name="T124" style:family="text">
      <style:text-properties officeooo:rsid="01349557"/>
    </style:style>
    <style:style style:name="T125" style:family="text">
      <style:text-properties officeooo:rsid="0134b3f5"/>
    </style:style>
    <style:style style:name="T126" style:family="text">
      <style:text-properties officeooo:rsid="013bf393"/>
    </style:style>
    <style:style style:name="T127" style:family="text">
      <style:text-properties officeooo:rsid="013dd6c1"/>
    </style:style>
    <style:style style:name="T128" style:family="text">
      <style:text-properties officeooo:rsid="013f5208"/>
    </style:style>
    <style:style style:name="T129" style:family="text">
      <style:text-properties officeooo:rsid="0147f34b"/>
    </style:style>
    <style:style style:name="T130" style:family="text">
      <style:text-properties officeooo:rsid="014c0296"/>
    </style:style>
    <style:style style:name="T131" style:family="text">
      <style:text-properties officeooo:rsid="014f2c58"/>
    </style:style>
    <style:style style:name="T132" style:family="text">
      <style:text-properties officeooo:rsid="01514d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7">10진수를 2진수로 변환하기</text:p>
      <text:p text:style-name="P14"/>
      <text:p text:style-name="P191">10진수를 2로 나눈 나머지값들을 역순으로 배치하면 2진수가 된다.</text:p>
      <text:p text:style-name="P192"/>
      <text:p text:style-name="P193"><text:span text:style-name="T35">#include &lt;stdio.h&gt;</text:span></text:p>
      <text:p text:style-name="P193"/>
      <text:p text:style-name="P193"><text:span text:style-name="T35">int main()</text:span></text:p>
      <text:p text:style-name="P193"><text:span text:style-name="T35">{</text:span></text:p>
      <text:p text:style-name="P193"><text:span text:style-name="T35"><text:tab/></text:span></text:p>
      <text:p text:style-name="P193"><text:span text:style-name="T35"><text:tab/>int num;</text:span></text:p>
      <text:p text:style-name="P193"><text:span text:style-name="T35"><text:tab/>int binary[100] = {0,};</text:span></text:p>
      <text:p text:style-name="P193"><text:span text:style-name="T35"><text:tab/>int position = 0;</text:span></text:p>
      <text:p text:style-name="P193"/>
      <text:p text:style-name="P193"><text:span text:style-name="T35"><text:tab/>printf("2진수로 변환할 값 : ");</text:span></text:p>
      <text:p text:style-name="P193"/>
      <text:p text:style-name="P193"><text:span text:style-name="T35"><text:tab/>scanf("%d", &amp;num);</text:span></text:p>
      <text:p text:style-name="P193"/>
      <text:p text:style-name="P193"><text:span text:style-name="T35"><text:tab/>while(1)</text:span></text:p>
      <text:p text:style-name="P193"><text:span text:style-name="T35"><text:tab/>{</text:span></text:p>
      <text:p text:style-name="P193"><text:span text:style-name="T35"><text:tab/><text:tab/>binary[position] = num % 2;</text:span></text:p>
      <text:p text:style-name="P193"><text:span text:style-name="T35"><text:tab/><text:tab/>num = num / 2;</text:span></text:p>
      <text:p text:style-name="P193"/>
      <text:p text:style-name="P193"><text:span text:style-name="T35"><text:tab/><text:tab/>if (num == 0)</text:span></text:p>
      <text:p text:style-name="P193"><text:span text:style-name="T35"><text:tab/><text:tab/>{</text:span></text:p>
      <text:p text:style-name="P193"><text:span text:style-name="T35"><text:tab/><text:tab/><text:tab/>break;</text:span></text:p>
      <text:p text:style-name="P193"><text:span text:style-name="T35"><text:tab/><text:tab/>}</text:span></text:p>
      <text:p text:style-name="P193"/>
      <text:p text:style-name="P193"><text:span text:style-name="T35"><text:tab/><text:tab/>position++;</text:span></text:p>
      <text:p text:style-name="P193"><text:span text:style-name="T35"><text:tab/>}</text:span></text:p>
      <text:p text:style-name="P193"/>
      <text:p text:style-name="P193"><text:span text:style-name="T35"><text:tab/>for (int i = 0; i &lt;= position; i++)</text:span></text:p>
      <text:p text:style-name="P193"><text:span text:style-name="T35"><text:tab/>{</text:span></text:p>
      <text:p text:style-name="P193"><text:span text:style-name="T35"><text:tab/><text:tab/>printf("%d", binary[position-i]);</text:span></text:p>
      <text:p text:style-name="P193"><text:span text:style-name="T35"><text:tab/>}</text:span></text:p>
      <text:p text:style-name="P193"/>
      <text:p text:style-name="P193"><text:span text:style-name="T35"><text:tab/>printf("\n");</text:span></text:p>
      <text:p text:style-name="P193"/>
      <text:p text:style-name="P193"><text:span text:style-name="T35"><text:tab/>return 0;</text:span></text:p>
      <text:p text:style-name="P193"><text:span text:style-name="T35">}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5T19:44:12.336200973</dc:date>
    <meta:editing-duration>P1DT10H43M38S</meta:editing-duration>
    <meta:editing-cycles>270</meta:editing-cycles>
    <meta:generator>LibreOffice/6.4.6.2$Linux_X86_64 LibreOffice_project/40$Build-2</meta:generator>
    <meta:document-statistic meta:table-count="0" meta:image-count="0" meta:object-count="0" meta:page-count="1" meta:paragraph-count="28" meta:word-count="106" meta:character-count="380" meta:non-whitespace-character-count="303"/>
  </office:meta>
</office:document-meta>
</file>